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3.782cm"/>
    </style:style>
    <style:style style:name="co12" style:family="table-column">
      <style:table-column-properties fo:break-before="auto" style:column-width="4.814cm"/>
    </style:style>
    <style:style style:name="co13" style:family="table-column">
      <style:table-column-properties fo:break-before="auto" style:column-width="9.125cm"/>
    </style:style>
    <style:style style:name="co14" style:family="table-column">
      <style:table-column-properties fo:break-before="auto" style:column-width="0.878cm"/>
    </style:style>
    <style:style style:name="co15" style:family="table-column">
      <style:table-column-properties fo:break-before="auto" style:column-width="7.123cm"/>
    </style:style>
    <style:style style:name="co16" style:family="table-column">
      <style:table-column-properties fo:break-before="auto" style:column-width="10.511cm"/>
    </style:style>
    <style:style style:name="co17" style:family="table-column">
      <style:table-column-properties fo:break-before="auto" style:column-width="13.774cm"/>
    </style:style>
    <style:style style:name="co18" style:family="table-column">
      <style:table-column-properties fo:break-before="auto" style:column-width="13.522cm"/>
    </style:style>
    <style:style style:name="co19" style:family="table-column">
      <style:table-column-properties fo:break-before="auto" style:column-width="19.3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657cm" fo:break-before="auto" style:use-optimal-row-height="true"/>
    </style:style>
    <style:style style:name="ro3" style:family="table-row">
      <style:table-row-properties style:row-height="8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99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O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IDE et éditeur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Langage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Normes et outil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Méthode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Secteur d'activité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Entreprise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Framework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Logiciels de Bureautiqu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ité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Progiciels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Environnement</text:p>
          </table:table-cell>
          <table:table-cell office:value-type="string" calcext:value-type="string">
            <text:p>id</text:p>
          </table:table-cell>
          <table:table-cell table:style-name="ce1" office:value-type="string" calcext:value-type="string">
            <text:p>Langues</text:p>
          </table:table-cell>
          <table:table-cell/>
          <table:table-cell office:value-type="string" calcext:value-type="string">
            <text:p>Qualité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x AI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sual Studio 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/C++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Quality Cent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M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nqu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x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ngularJ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xc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iffrag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estion clien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enesys (Config, Routage, Events)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Oracle 9i/10g/11gR2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rançais</text:p>
          </table:table-cell>
          <table:table-cell/>
          <table:table-cell office:value-type="string" calcext:value-type="string">
            <text:p>Implication</text:p>
          </table:table-cell>
          <table:table-cell table:number-columns-repeated="99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nix DE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sual Studio 20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#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L/SQL Developer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erise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dition musicale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Universal music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.Net 3.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Wor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vant-vent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Facturation/Provisioning/Valorisation Ticket Télécom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InVision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ongoDb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Anglais</text:p>
          </table:table-cell>
          <table:table-cell/>
          <table:table-cell office:value-type="string" calcext:value-type="string">
            <text:p>Rigueur</text:p>
          </table:table-cell>
          <table:table-cell table:number-columns-repeated="99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indows Server 200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isual Studio 20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avaScript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string" calcext:value-type="string">
            <text:p>Télécom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FR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.Net 4.5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TeX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ception fonctionnel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WorkForce Management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SCS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IIS6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Espagnol</text:p>
          </table:table-cell>
          <table:table-cell/>
          <table:table-cell office:value-type="string" calcext:value-type="string">
            <text:p>écoute active</text:p>
          </table:table-cell>
          <table:table-cell table:number-columns-repeated="99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indows X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ublime Tex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ython2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office:value-type="string" calcext:value-type="string">
            <text:p>Média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Bouygues Telecom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string" calcext:value-type="string">
            <text:p>Power Poin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ssistance Maîtrise d'Ouvrage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CTI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string" calcext:value-type="string">
            <text:p>IIS7.5</text:p>
          </table:table-cell>
          <table:table-cell table:number-columns-repeated="3"/>
          <table:table-cell office:value-type="string" calcext:value-type="string">
            <text:p>pugnacité</text:p>
          </table:table-cell>
          <table:table-cell table:number-columns-repeated="99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ndows 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tepad++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Korn-shell</text:p>
          </table:table-cell>
          <table:table-cell table:number-columns-repeated="6"/>
          <table:table-cell office:value-type="float" office:value="704" calcext:value-type="float">
            <text:p>704</text:p>
          </table:table-cell>
          <table:table-cell office:value-type="string" calcext:value-type="string">
            <text:p>AFP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string" calcext:value-type="string">
            <text:p>Outlook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OE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Selfcare</text:p>
          </table:table-cell>
          <table:table-cell table:number-columns-repeated="2"/>
          <table:table-cell office:value-type="float" office:value="1304" calcext:value-type="float">
            <text:p>1304</text:p>
          </table:table-cell>
          <table:table-cell office:value-type="string" calcext:value-type="string">
            <text:p>ASP.Net</text:p>
          </table:table-cell>
          <table:table-cell table:number-columns-repeated="3"/>
          <table:table-cell office:value-type="string" calcext:value-type="string">
            <text:p>capacité d'analyse</text:p>
          </table:table-cell>
          <table:table-cell table:number-columns-repeated="99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ux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ython ID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TeX</text:p>
          </table:table-cell>
          <table:table-cell table:number-columns-repeated="6"/>
          <table:table-cell office:value-type="float" office:value="705" calcext:value-type="float">
            <text:p>705</text:p>
          </table:table-cell>
          <table:table-cell office:value-type="string" calcext:value-type="string">
            <text:p>INRIA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TMA</text:p>
          </table:table-cell>
          <table:table-cell table:number-columns-repeated="4"/>
          <table:table-cell office:value-type="float" office:value="1305" calcext:value-type="float">
            <text:p>1305</text:p>
          </table:table-cell>
          <table:table-cell office:value-type="string" calcext:value-type="string">
            <text:p>NodeJs</text:p>
          </table:table-cell>
          <table:table-cell table:number-columns-repeated="3"/>
          <table:table-cell office:value-type="string" calcext:value-type="string">
            <text:p>réactivité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VI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QL</text:p>
          </table:table-cell>
          <table:table-cell table:number-columns-repeated="6"/>
          <table:table-cell office:value-type="float" office:value="706" calcext:value-type="float">
            <text:p>706</text:p>
          </table:table-cell>
          <table:table-cell office:value-type="string" calcext:value-type="string">
            <text:p>INSA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TRA</text:p>
          </table:table-cell>
          <table:table-cell table:number-columns-repeated="4"/>
          <table:table-cell office:value-type="float" office:value="1306" calcext:value-type="float">
            <text:p>1306</text:p>
          </table:table-cell>
          <table:table-cell office:value-type="string" calcext:value-type="string">
            <text:p>Grunt</text:p>
          </table:table-cell>
          <table:table-cell table:number-columns-repeated="3"/>
          <table:table-cell office:value-type="string" calcext:value-type="string">
            <text:p>ouverture d'esprit</text:p>
          </table:table-cell>
          <table:table-cell table:number-columns-repeated="994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PL/SQL</text:p>
          </table:table-cell>
          <table:table-cell table:number-columns-repeated="18"/>
          <table:table-cell office:value-type="float" office:value="1307" calcext:value-type="float">
            <text:p>1307</text:p>
          </table:table-cell>
          <table:table-cell office:value-type="string" calcext:value-type="string">
            <text:p>Npm</text:p>
          </table:table-cell>
          <table:table-cell table:number-columns-repeated="3"/>
          <table:table-cell office:value-type="string" calcext:value-type="string">
            <text:p>empathie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1308" calcext:value-type="float">
            <text:p>1308</text:p>
          </table:table-cell>
          <table:table-cell office:value-type="string" calcext:value-type="string">
            <text:p>Karma</text:p>
          </table:table-cell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On fait pas du relationnel, c'est trop relou (plein de tables de liaison pour juste avoir des libellés) → j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ériences (champs requi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tartDate</text:p>
          </table:table-cell>
          <table:table-cell table:style-name="ce1" office:value-type="string" calcext:value-type="string">
            <text:p>endDate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a France Services Experti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xa France Services InVisio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P Avant vent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versal Music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 Mistral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MA Bouygues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Formations (champs requi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</table:table>
      <table:table table:name="Dépendances" table:style-name="ta1">
        <table:table-column table:style-name="co12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number-columns-repeated="89" table:default-cell-style-name="ce6"/>
        <table:table-column table:style-name="co5" table:number-columns-repeated="932" table:default-cell-style-name="Default"/>
        <table:table-row table:style-name="ro2">
          <table:table-cell table:style-name="ce2" table:number-columns-repeated="2"/>
          <table:table-cell/>
          <table:table-cell table:number-columns-repeated="6" table:style-name="ce5" office:value-type="string" calcext:value-type="string">
            <text:p>OS</text:p>
          </table:table-cell>
          <table:table-cell table:number-columns-repeated="7" table:style-name="ce5" office:value-type="string" calcext:value-type="string">
            <text:p>Expériences</text:p>
          </table:table-cell>
          <table:table-cell table:number-columns-repeated="6" table:style-name="ce5" office:value-type="string" calcext:value-type="string">
            <text:p>IDE et éditeurs</text:p>
          </table:table-cell>
          <table:table-cell table:number-columns-repeated="8" table:style-name="ce5" office:value-type="string" calcext:value-type="string">
            <text:p>Langage</text:p>
          </table:table-cell>
          <table:table-cell table:number-columns-repeated="4" table:style-name="ce5" office:value-type="string" calcext:value-type="string">
            <text:p>Normes et outils</text:p>
          </table:table-cell>
          <table:table-cell table:number-columns-repeated="4" table:style-name="ce5" office:value-type="string" calcext:value-type="string">
            <text:p>Secteur d'activité</text:p>
          </table:table-cell>
          <table:table-cell table:number-columns-repeated="7" table:style-name="ce5" office:value-type="string" calcext:value-type="string">
            <text:p>Entreprises</text:p>
          </table:table-cell>
          <table:table-cell table:number-columns-repeated="7" table:style-name="ce5" office:value-type="string" calcext:value-type="string">
            <text:p>Technologies logicielles</text:p>
          </table:table-cell>
          <table:table-cell table:number-columns-repeated="5" table:style-name="ce5" office:value-type="string" calcext:value-type="string">
            <text:p>Logiciels de Bureautique</text:p>
          </table:table-cell>
          <table:table-cell table:number-columns-repeated="7" table:style-name="ce5" office:value-type="string" calcext:value-type="string">
            <text:p>Activité</text:p>
          </table:table-cell>
          <table:table-cell table:number-columns-repeated="5" table:style-name="ce5" office:value-type="string" calcext:value-type="string">
            <text:p>Fonctionnalité</text:p>
          </table:table-cell>
          <table:table-cell table:number-columns-repeated="3" table:style-name="ce5" office:value-type="string" calcext:value-type="string">
            <text:p>Progiciels</text:p>
          </table:table-cell>
          <table:table-cell table:number-columns-repeated="9" table:style-name="ce5" office:value-type="string" calcext:value-type="string">
            <text:p>Environnement</text:p>
          </table:table-cell>
          <table:table-cell table:number-columns-repeated="3" table:style-name="ce5" office:value-type="string" calcext:value-type="string">
            <text:p>Langues</text:p>
          </table:table-cell>
          <table:table-cell table:number-columns-repeated="8" table:style-name="ce2" office:value-type="string" calcext:value-type="string">
            <text:p>Qualité</text:p>
          </table:table-cell>
          <table:table-cell table:style-name="ce2" table:number-columns-repeated="93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/>
          <table:table-cell/>
          <table:table-cell table:style-name="ce2" office:value-type="string" calcext:value-type="string">
            <text:p>Unix AIX</text:p>
          </table:table-cell>
          <table:table-cell table:style-name="ce2" office:value-type="string" calcext:value-type="string">
            <text:p>Unix DEC</text:p>
          </table:table-cell>
          <table:table-cell table:style-name="ce2" office:value-type="string" calcext:value-type="string">
            <text:p>Windows Server 2008</text:p>
          </table:table-cell>
          <table:table-cell table:style-name="ce2" office:value-type="string" calcext:value-type="string">
            <text:p>Windows XP</text:p>
          </table:table-cell>
          <table:table-cell table:style-name="ce2" office:value-type="string" calcext:value-type="string">
            <text:p>Windows 7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Axa France Services Expertise</text:p>
          </table:table-cell>
          <table:table-cell table:style-name="ce2" office:value-type="string" calcext:value-type="string">
            <text:p>Axa France Services InVision</text:p>
          </table:table-cell>
          <table:table-cell table:style-name="ce2" office:value-type="string" calcext:value-type="string">
            <text:p>AFP Avant vente</text:p>
          </table:table-cell>
          <table:table-cell table:style-name="ce2" office:value-type="string" calcext:value-type="string">
            <text:p>Universal Music</text:p>
          </table:table-cell>
          <table:table-cell table:style-name="ce2" office:value-type="string" calcext:value-type="string">
            <text:p>TRA Mistral</text:p>
          </table:table-cell>
          <table:table-cell table:style-name="ce2" office:value-type="string" calcext:value-type="string">
            <text:p>TMA Bouygues</text:p>
          </table:table-cell>
          <table:table-cell table:style-name="ce2" office:value-type="string" calcext:value-type="string">
            <text:p>Projets personnels</text:p>
          </table:table-cell>
          <table:table-cell table:style-name="ce2" office:value-type="string" calcext:value-type="string">
            <text:p>Visual Studio 9</text:p>
          </table:table-cell>
          <table:table-cell table:style-name="ce2" office:value-type="string" calcext:value-type="string">
            <text:p>Visual Studio 2010</text:p>
          </table:table-cell>
          <table:table-cell table:style-name="ce2" office:value-type="string" calcext:value-type="string">
            <text:p>Visual Studio 2013</text:p>
          </table:table-cell>
          <table:table-cell table:style-name="ce2" office:value-type="string" calcext:value-type="string">
            <text:p>Sublime Text</text:p>
          </table:table-cell>
          <table:table-cell table:style-name="ce2" office:value-type="string" calcext:value-type="string">
            <text:p>Notepad++</text:p>
          </table:table-cell>
          <table:table-cell table:style-name="ce2" office:value-type="string" calcext:value-type="string">
            <text:p>Python IDE</text:p>
          </table:table-cell>
          <table:table-cell table:style-name="ce2" office:value-type="string" calcext:value-type="string">
            <text:p>C/C++</text:p>
          </table:table-cell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Python2</text:p>
          </table:table-cell>
          <table:table-cell table:style-name="ce2" office:value-type="string" calcext:value-type="string">
            <text:p>Korn-shell</text:p>
          </table:table-cell>
          <table:table-cell table:style-name="ce2" office:value-type="string" calcext:value-type="string">
            <text:p>LaTeX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PL/SQL</text:p>
          </table:table-cell>
          <table:table-cell table:style-name="ce2" office:value-type="string" calcext:value-type="string">
            <text:p>Quality Center</text:p>
          </table:table-cell>
          <table:table-cell table:style-name="ce2" office:value-type="string" calcext:value-type="string">
            <text:p>PL/SQL Developer</text:p>
          </table:table-cell>
          <table:table-cell table:style-name="ce2" office:value-type="string" calcext:value-type="string">
            <text:p>CMMI</text:p>
          </table:table-cell>
          <table:table-cell table:style-name="ce2" office:value-type="string" calcext:value-type="string">
            <text:p>LEAN</text:p>
          </table:table-cell>
          <table:table-cell table:style-name="ce2" office:value-type="string" calcext:value-type="string">
            <text:p>Banque</text:p>
          </table:table-cell>
          <table:table-cell table:style-name="ce2" office:value-type="string" calcext:value-type="string">
            <text:p>Edition musicale</text:p>
          </table:table-cell>
          <table:table-cell table:style-name="ce2" office:value-type="string" calcext:value-type="string">
            <text:p>Télécom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Axa</text:p>
          </table:table-cell>
          <table:table-cell table:style-name="ce2" office:value-type="string" calcext:value-type="string">
            <text:p>Universal music</text:p>
          </table:table-cell>
          <table:table-cell table:style-name="ce2" office:value-type="string" calcext:value-type="string">
            <text:p>SFR</text:p>
          </table:table-cell>
          <table:table-cell table:style-name="ce2" office:value-type="string" calcext:value-type="string">
            <text:p>Bouygues Telecom</text:p>
          </table:table-cell>
          <table:table-cell table:style-name="ce2" office:value-type="string" calcext:value-type="string">
            <text:p>AFP</text:p>
          </table:table-cell>
          <table:table-cell table:style-name="ce2" office:value-type="string" calcext:value-type="string">
            <text:p>INRIA</text:p>
          </table:table-cell>
          <table:table-cell table:style-name="ce2" office:value-type="string" calcext:value-type="string">
            <text:p>INSA</text:p>
          </table:table-cell>
          <table:table-cell table:style-name="ce2" office:value-type="string" calcext:value-type="string">
            <text:p>.Net 3.5</text:p>
          </table:table-cell>
          <table:table-cell table:style-name="ce2" office:value-type="string" calcext:value-type="string">
            <text:p>.Net 4.5</text:p>
          </table:table-cell>
          <table:table-cell table:style-name="ce2" office:value-type="string" calcext:value-type="string">
            <text:p>Jquery</text:p>
          </table:table-cell>
          <table:table-cell table:style-name="ce2" office:value-type="string" calcext:value-type="string">
            <text:p>AngularJs</text:p>
          </table:table-cell>
          <table:table-cell table:style-name="ce2" office:value-type="string" calcext:value-type="string">
            <text:p>SignalR</text:p>
          </table:table-cell>
          <table:table-cell table:style-name="ce2" office:value-type="string" calcext:value-type="string">
            <text:p>WebSockets</text:p>
          </table:table-cell>
          <table:table-cell table:style-name="ce2" office:value-type="string" calcext:value-type="string">
            <text:p>WebServices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TeX</text:p>
          </table:table-cell>
          <table:table-cell table:style-name="ce2" office:value-type="string" calcext:value-type="string">
            <text:p>Power Point</text:p>
          </table:table-cell>
          <table:table-cell table:style-name="ce2" office:value-type="string" calcext:value-type="string">
            <text:p>Outlook</text:p>
          </table:table-cell>
          <table:table-cell table:style-name="ce2" office:value-type="string" calcext:value-type="string">
            <text:p>Chiffrage</text:p>
          </table:table-cell>
          <table:table-cell table:style-name="ce2" office:value-type="string" calcext:value-type="string">
            <text:p>Avant-vente</text:p>
          </table:table-cell>
          <table:table-cell table:style-name="ce2" office:value-type="string" calcext:value-type="string">
            <text:p>Conception fonctionnelle</text:p>
          </table:table-cell>
          <table:table-cell table:style-name="ce2" office:value-type="string" calcext:value-type="string">
            <text:p>Assistance Maîtrise d'Ouvrage</text:p>
          </table:table-cell>
          <table:table-cell table:style-name="ce2" office:value-type="string" calcext:value-type="string">
            <text:p>MOE</text:p>
          </table:table-cell>
          <table:table-cell table:style-name="ce2" office:value-type="string" calcext:value-type="string">
            <text:p>TMA</text:p>
          </table:table-cell>
          <table:table-cell table:style-name="ce2" office:value-type="string" calcext:value-type="string">
            <text:p>TRA</text:p>
          </table:table-cell>
          <table:table-cell table:style-name="ce2" office:value-type="string" calcext:value-type="string">
            <text:p>Gestion client</text:p>
          </table:table-cell>
          <table:table-cell table:style-name="ce2" office:value-type="string" calcext:value-type="string">
            <text:p>Facturation/Provisioning/Valorisation Ticket Télécom</text:p>
          </table:table-cell>
          <table:table-cell table:style-name="ce2" office:value-type="string" calcext:value-type="string">
            <text:p>WorkForce Management</text:p>
          </table:table-cell>
          <table:table-cell table:style-name="ce2" office:value-type="string" calcext:value-type="string">
            <text:p>CTI</text:p>
          </table:table-cell>
          <table:table-cell table:style-name="ce2" office:value-type="string" calcext:value-type="string">
            <text:p>Selfcare</text:p>
          </table:table-cell>
          <table:table-cell table:style-name="ce2" office:value-type="string" calcext:value-type="string">
            <text:p>Genesys (Config, Routage, Events)</text:p>
          </table:table-cell>
          <table:table-cell table:style-name="ce2" office:value-type="string" calcext:value-type="string">
            <text:p>InVision</text:p>
          </table:table-cell>
          <table:table-cell table:style-name="ce2" office:value-type="string" calcext:value-type="string">
            <text:p>BSCS</text:p>
          </table:table-cell>
          <table:table-cell table:style-name="ce2" office:value-type="string" calcext:value-type="string">
            <text:p>Oracle 9i/10g/11gR2</text:p>
          </table:table-cell>
          <table:table-cell table:style-name="ce2" office:value-type="string" calcext:value-type="string">
            <text:p>MongoDb</text:p>
          </table:table-cell>
          <table:table-cell table:style-name="ce2" office:value-type="string" calcext:value-type="string">
            <text:p>IIS6</text:p>
          </table:table-cell>
          <table:table-cell table:style-name="ce2" office:value-type="string" calcext:value-type="string">
            <text:p>IIS7.5</text:p>
          </table:table-cell>
          <table:table-cell table:style-name="ce2" office:value-type="string" calcext:value-type="string">
            <text:p>ASP.Net</text:p>
          </table:table-cell>
          <table:table-cell table:style-name="ce2" office:value-type="string" calcext:value-type="string">
            <text:p>NodeJs</text:p>
          </table:table-cell>
          <table:table-cell table:style-name="ce2" office:value-type="string" calcext:value-type="string">
            <text:p>Grunt</text:p>
          </table:table-cell>
          <table:table-cell table:style-name="ce2" office:value-type="string" calcext:value-type="string">
            <text:p>Npm</text:p>
          </table:table-cell>
          <table:table-cell table:style-name="ce2" office:value-type="string" calcext:value-type="string">
            <text:p>Karma</text:p>
          </table:table-cell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  <table:table-cell table:style-name="ce2" office:value-type="string" calcext:value-type="string">
            <text:p>Implication</text:p>
          </table:table-cell>
          <table:table-cell table:style-name="ce2" office:value-type="string" calcext:value-type="string">
            <text:p>Rigueur</text:p>
          </table:table-cell>
          <table:table-cell table:style-name="ce2" office:value-type="string" calcext:value-type="string">
            <text:p>écoute active</text:p>
          </table:table-cell>
          <table:table-cell table:style-name="ce2" office:value-type="string" calcext:value-type="string">
            <text:p>pugnacité</text:p>
          </table:table-cell>
          <table:table-cell table:style-name="ce2" office:value-type="string" calcext:value-type="string">
            <text:p>capacité d'analyse</text:p>
          </table:table-cell>
          <table:table-cell table:style-name="ce2" office:value-type="string" calcext:value-type="string">
            <text:p>réactivité</text:p>
          </table:table-cell>
          <table:table-cell table:style-name="ce2" office:value-type="string" calcext:value-type="string">
            <text:p>ouverture d'esprit</text:p>
          </table:table-cell>
          <table:table-cell table:style-name="ce2" office:value-type="string" calcext:value-type="string">
            <text:p>empathie</text:p>
          </table:table-cell>
          <table:table-cell table:style-name="ce2" table:number-columns-repeated="93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ix AIX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ix DEC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Server 2008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XP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7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Linux</text:p>
          </table:table-cell>
          <table:table-cell table:number-columns-repeated="89" table:style-name="Default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Axa France Services Expertis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3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Axa France Services InVisi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93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AFP Avant vente</text:p>
          </table:table-cell>
          <table:table-cell table:number-columns-repeated="3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93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Universal Musi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table:number-columns-repeated="93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TRA Mistral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table:number-columns-repeated="93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TMA Bouygu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number-columns-repeated="93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Expériences</text:p>
          </table:table-cell>
          <table:table-cell table:style-name="ce4" office:value-type="string" calcext:value-type="string">
            <text:p>Projets personnel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" table:number-columns-repeated="93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9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2010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2013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Sublime Text</text:p>
          </table:table-cell>
          <table:table-cell table:number-columns-repeated="89" office:value-type="float" office:value="0" calcext:value-type="float">
            <text:p>0</text:p>
          </table:table-cell>
          <table:table-cell table:style-name="ce1" table:number-columns-repeated="910"/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Notepad++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Python ID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/C++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#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JavaScrip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Python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Korn-shell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LaTeX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SQL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PL/SQL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Quality Center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PL/SQL Developer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CMMI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LEAN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Banqu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Edition musicale</text:p>
          </table:table-cell>
          <table:table-cell table:number-columns-repeated="89" office:value-type="float" office:value="0" calcext:value-type="float">
            <text:p>0</text:p>
          </table:table-cell>
          <table:table-cell table:style-name="ce1" table:number-columns-repeated="910"/>
          <table:table-cell table:number-columns-repeated="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Télécom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Médi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Ax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Universal music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SFR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Bouygues Telecom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AFP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INRI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INS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.Net 3.5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.Net 4.5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Jquery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AngularJ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SignalR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WebSocket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WebService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Excel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Word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TeX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Power Poin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Outlook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Chiffrag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vant-vent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Conception fonctionnell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ssistance Maîtrise d'Ouvrag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MO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TM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TR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Gestion clien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Facturation/Provisioning/Valorisation Ticket Télécom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WorkForce Managemen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TI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Selfcar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Genesys (Config, Routage, Events)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InVision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BSC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Oracle 9i/10g/11gR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MongoDb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IIS6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IIS7.5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ASP.Ne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NodeJ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Grun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Npm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Karma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Françai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Espagnol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Implication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Rigueur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écoute activ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pugnacité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capacité d'analys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réactivité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ouverture d'esprit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empathie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932"/>
        </table:table-row>
      </table:table>
      <table:table table:name="items" table:style-name="ta1">
        <table:table-column table:style-name="co15" table:default-cell-style-name="Default"/>
        <table:table-column table:style-name="co15" table:default-cell-style-name="ce1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ain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couleur1</text:p>
          </table:table-cell>
          <table:table-cell/>
          <table:table-cell office:value-type="string" calcext:value-type="string">
            <text:p>couleur2</text:p>
          </table:table-cell>
          <table:table-cell/>
          <table:table-cell office:value-type="string" calcext:value-type="string">
            <text:p>til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ix AIX</text:p>
          </table:table-cell>
          <table:table-cell office:value-type="float" office:value="0" calcext:value-type="float">
            <text:p>0</text:p>
          </table:table-cell>
          <table:table-cell table:formula="of:=CONCATENATE(&quot;{text : &quot;&quot;&quot;;[.C2];&quot;&quot;&quot;, colorHue : &quot;; [.D2];&quot;},&quot;)" office:value-type="string" office:string-value="{text : &quot;Unix AIX&quot;, colorHue : 0}," calcext:value-type="string">
            <text:p>{text : "Unix AIX", colorHue : 0},</text:p>
          </table:table-cell>
          <table:table-cell office:value-type="float" office:value="0" calcext:value-type="float">
            <text:p>0</text:p>
          </table:table-cell>
          <table:table-cell table:formula="of:=CONCATENATE(&quot;{text : &quot;&quot;&quot;;[.C2];&quot;&quot;&quot;, colorHue : &quot;; [.F2];&quot;},&quot;)" office:value-type="string" office:string-value="{text : &quot;Unix AIX&quot;, colorHue : 0}," calcext:value-type="string">
            <text:p>{text : "Unix AIX", colorHue : 0},</text:p>
          </table:table-cell>
          <table:table-cell table:formula="of:=CONCATENATE(&quot;{id : &quot;;[.A2];&quot;, type : &quot;&quot;&quot;;[.B2];&quot;&quot;&quot;, label : &quot;&quot;&quot;;[.C2];&quot;&quot;&quot;, colorHue : &quot;; [.D2];&quot;},&quot;)" office:value-type="string" office:string-value="{id : 10, type : &quot;OS&quot;, label : &quot;Unix AIX&quot;, colorHue : 0}," calcext:value-type="string">
            <text:p>{id : 10, type : "OS", label : "Unix AIX", colorHue : 0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ix DEC</text:p>
          </table:table-cell>
          <table:table-cell office:value-type="float" office:value="1" calcext:value-type="float">
            <text:p>1</text:p>
          </table:table-cell>
          <table:table-cell table:formula="of:=CONCATENATE(&quot;{text : &quot;&quot;&quot;;[.C3];&quot;&quot;&quot;, colorHue : &quot;; [.D3];&quot;},&quot;)" office:value-type="string" office:string-value="{text : &quot;Unix DEC&quot;, colorHue : 1}," calcext:value-type="string">
            <text:p>{text : "Unix DEC", colorHue : 1},</text:p>
          </table:table-cell>
          <table:table-cell office:value-type="float" office:value="1" calcext:value-type="float">
            <text:p>1</text:p>
          </table:table-cell>
          <table:table-cell table:formula="of:=CONCATENATE(&quot;{text : &quot;&quot;&quot;;[.C3];&quot;&quot;&quot;, colorHue : &quot;; [.F3];&quot;},&quot;)" office:value-type="string" office:string-value="{text : &quot;Unix DEC&quot;, colorHue : 1}," calcext:value-type="string">
            <text:p>{text : "Unix DEC", colorHue : 1},</text:p>
          </table:table-cell>
          <table:table-cell table:formula="of:=CONCATENATE(&quot;{id : &quot;;[.A3];&quot;, type : &quot;&quot;&quot;;[.B3];&quot;&quot;&quot;, label : &quot;&quot;&quot;;[.C3];&quot;&quot;&quot;, colorHue : &quot;; [.D3];&quot;},&quot;)" office:value-type="string" office:string-value="{id : 11, type : &quot;OS&quot;, label : &quot;Unix DEC&quot;, colorHue : 1}," calcext:value-type="string">
            <text:p>{id : 11, type : "OS", label : "Unix DEC", colorHue : 1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Server 2008</text:p>
          </table:table-cell>
          <table:table-cell office:value-type="float" office:value="2" calcext:value-type="float">
            <text:p>2</text:p>
          </table:table-cell>
          <table:table-cell table:formula="of:=CONCATENATE(&quot;{text : &quot;&quot;&quot;;[.C4];&quot;&quot;&quot;, colorHue : &quot;; [.D4];&quot;},&quot;)" office:value-type="string" office:string-value="{text : &quot;Windows Server 2008&quot;, colorHue : 2}," calcext:value-type="string">
            <text:p>{text : "Windows Server 2008", colorHue : 2},</text:p>
          </table:table-cell>
          <table:table-cell office:value-type="float" office:value="2" calcext:value-type="float">
            <text:p>2</text:p>
          </table:table-cell>
          <table:table-cell table:formula="of:=CONCATENATE(&quot;{text : &quot;&quot;&quot;;[.C4];&quot;&quot;&quot;, colorHue : &quot;; [.F4];&quot;},&quot;)" office:value-type="string" office:string-value="{text : &quot;Windows Server 2008&quot;, colorHue : 2}," calcext:value-type="string">
            <text:p>{text : "Windows Server 2008", colorHue : 2},</text:p>
          </table:table-cell>
          <table:table-cell table:formula="of:=CONCATENATE(&quot;{id : &quot;;[.A4];&quot;, type : &quot;&quot;&quot;;[.B4];&quot;&quot;&quot;, label : &quot;&quot;&quot;;[.C4];&quot;&quot;&quot;, colorHue : &quot;; [.D4];&quot;},&quot;)" office:value-type="string" office:string-value="{id : 12, type : &quot;OS&quot;, label : &quot;Windows Server 2008&quot;, colorHue : 2}," calcext:value-type="string">
            <text:p>{id : 12, type : "OS", label : "Windows Server 2008", colorHue : 2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XP</text:p>
          </table:table-cell>
          <table:table-cell office:value-type="float" office:value="3" calcext:value-type="float">
            <text:p>3</text:p>
          </table:table-cell>
          <table:table-cell table:formula="of:=CONCATENATE(&quot;{text : &quot;&quot;&quot;;[.C5];&quot;&quot;&quot;, colorHue : &quot;; [.D5];&quot;},&quot;)" office:value-type="string" office:string-value="{text : &quot;Windows XP&quot;, colorHue : 3}," calcext:value-type="string">
            <text:p>{text : "Windows XP", colorHue : 3},</text:p>
          </table:table-cell>
          <table:table-cell office:value-type="float" office:value="3" calcext:value-type="float">
            <text:p>3</text:p>
          </table:table-cell>
          <table:table-cell table:formula="of:=CONCATENATE(&quot;{text : &quot;&quot;&quot;;[.C5];&quot;&quot;&quot;, colorHue : &quot;; [.F5];&quot;},&quot;)" office:value-type="string" office:string-value="{text : &quot;Windows XP&quot;, colorHue : 3}," calcext:value-type="string">
            <text:p>{text : "Windows XP", colorHue : 3},</text:p>
          </table:table-cell>
          <table:table-cell table:formula="of:=CONCATENATE(&quot;{id : &quot;;[.A5];&quot;, type : &quot;&quot;&quot;;[.B5];&quot;&quot;&quot;, label : &quot;&quot;&quot;;[.C5];&quot;&quot;&quot;, colorHue : &quot;; [.D5];&quot;},&quot;)" office:value-type="string" office:string-value="{id : 13, type : &quot;OS&quot;, label : &quot;Windows XP&quot;, colorHue : 3}," calcext:value-type="string">
            <text:p>{id : 13, type : "OS", label : "Windows XP", colorHue : 3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indows 7</text:p>
          </table:table-cell>
          <table:table-cell office:value-type="float" office:value="4" calcext:value-type="float">
            <text:p>4</text:p>
          </table:table-cell>
          <table:table-cell table:formula="of:=CONCATENATE(&quot;{text : &quot;&quot;&quot;;[.C6];&quot;&quot;&quot;, colorHue : &quot;; [.D6];&quot;},&quot;)" office:value-type="string" office:string-value="{text : &quot;Windows 7&quot;, colorHue : 4}," calcext:value-type="string">
            <text:p>{text : "Windows 7", colorHue : 4},</text:p>
          </table:table-cell>
          <table:table-cell office:value-type="float" office:value="4" calcext:value-type="float">
            <text:p>4</text:p>
          </table:table-cell>
          <table:table-cell table:formula="of:=CONCATENATE(&quot;{text : &quot;&quot;&quot;;[.C6];&quot;&quot;&quot;, colorHue : &quot;; [.F6];&quot;},&quot;)" office:value-type="string" office:string-value="{text : &quot;Windows 7&quot;, colorHue : 4}," calcext:value-type="string">
            <text:p>{text : "Windows 7", colorHue : 4},</text:p>
          </table:table-cell>
          <table:table-cell table:formula="of:=CONCATENATE(&quot;{id : &quot;;[.A6];&quot;, type : &quot;&quot;&quot;;[.B6];&quot;&quot;&quot;, label : &quot;&quot;&quot;;[.C6];&quot;&quot;&quot;, colorHue : &quot;; [.D6];&quot;},&quot;)" office:value-type="string" office:string-value="{id : 14, type : &quot;OS&quot;, label : &quot;Windows 7&quot;, colorHue : 4}," calcext:value-type="string">
            <text:p>{id : 14, type : "OS", label : "Windows 7", colorHue : 4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Linux</text:p>
          </table:table-cell>
          <table:table-cell office:value-type="float" office:value="5" calcext:value-type="float">
            <text:p>5</text:p>
          </table:table-cell>
          <table:table-cell table:formula="of:=CONCATENATE(&quot;{text : &quot;&quot;&quot;;[.C7];&quot;&quot;&quot;, colorHue : &quot;; [.D7];&quot;},&quot;)" office:value-type="string" office:string-value="{text : &quot;Linux&quot;, colorHue : 5}," calcext:value-type="string">
            <text:p>{text : "Linux", colorHue : 5},</text:p>
          </table:table-cell>
          <table:table-cell office:value-type="float" office:value="5" calcext:value-type="float">
            <text:p>5</text:p>
          </table:table-cell>
          <table:table-cell table:formula="of:=CONCATENATE(&quot;{text : &quot;&quot;&quot;;[.C7];&quot;&quot;&quot;, colorHue : &quot;; [.F7];&quot;},&quot;)" office:value-type="string" office:string-value="{text : &quot;Linux&quot;, colorHue : 5}," calcext:value-type="string">
            <text:p>{text : "Linux", colorHue : 5},</text:p>
          </table:table-cell>
          <table:table-cell table:formula="of:=CONCATENATE(&quot;{id : &quot;;[.A7];&quot;, type : &quot;&quot;&quot;;[.B7];&quot;&quot;&quot;, label : &quot;&quot;&quot;;[.C7];&quot;&quot;&quot;, colorHue : &quot;; [.D7];&quot;},&quot;)" office:value-type="string" office:string-value="{id : 15, type : &quot;OS&quot;, label : &quot;Linux&quot;, colorHue : 5}," calcext:value-type="string">
            <text:p>{id : 15, type : "OS", label : "Linux", colorHue : 5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Axa France Services Expertise</text:p>
          </table:table-cell>
          <table:table-cell office:value-type="float" office:value="30" calcext:value-type="float">
            <text:p>30</text:p>
          </table:table-cell>
          <table:table-cell table:formula="of:=CONCATENATE(&quot;{text : &quot;&quot;&quot;;[.C8];&quot;&quot;&quot;, colorHue : &quot;; [.D8];&quot;},&quot;)" office:value-type="string" office:string-value="{text : &quot;Axa France Services Expertise&quot;, colorHue : 30}," calcext:value-type="string">
            <text:p>{text : "Axa France Services Expertise", colorHue : 30},</text:p>
          </table:table-cell>
          <table:table-cell office:value-type="float" office:value="20" calcext:value-type="float">
            <text:p>20</text:p>
          </table:table-cell>
          <table:table-cell table:formula="of:=CONCATENATE(&quot;{text : &quot;&quot;&quot;;[.C8];&quot;&quot;&quot;, colorHue : &quot;; [.F8];&quot;},&quot;)" office:value-type="string" office:string-value="{text : &quot;Axa France Services Expertise&quot;, colorHue : 20}," calcext:value-type="string">
            <text:p>{text : "Axa France Services Expertise", colorHue : 20},</text:p>
          </table:table-cell>
          <table:table-cell table:formula="of:=CONCATENATE(&quot;{id : &quot;;[.A8];&quot;, type : &quot;&quot;&quot;;[.B8];&quot;&quot;&quot;, label : &quot;&quot;&quot;;[.C8];&quot;&quot;&quot;, colorHue : &quot;; [.D8];&quot;},&quot;)" office:value-type="string" office:string-value="{id : 16, type : &quot;Expériences&quot;, label : &quot;Axa France Services Expertise&quot;, colorHue : 30}," calcext:value-type="string">
            <text:p>{id : 16, type : "Expériences", label : "Axa France Services Expertise", colorHue : 30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Axa France Services InVision</text:p>
          </table:table-cell>
          <table:table-cell office:value-type="float" office:value="31" calcext:value-type="float">
            <text:p>31</text:p>
          </table:table-cell>
          <table:table-cell table:formula="of:=CONCATENATE(&quot;{text : &quot;&quot;&quot;;[.C9];&quot;&quot;&quot;, colorHue : &quot;; [.D9];&quot;},&quot;)" office:value-type="string" office:string-value="{text : &quot;Axa France Services InVision&quot;, colorHue : 31}," calcext:value-type="string">
            <text:p>{text : "Axa France Services InVision", colorHue : 31},</text:p>
          </table:table-cell>
          <table:table-cell office:value-type="float" office:value="21" calcext:value-type="float">
            <text:p>21</text:p>
          </table:table-cell>
          <table:table-cell table:formula="of:=CONCATENATE(&quot;{text : &quot;&quot;&quot;;[.C9];&quot;&quot;&quot;, colorHue : &quot;; [.F9];&quot;},&quot;)" office:value-type="string" office:string-value="{text : &quot;Axa France Services InVision&quot;, colorHue : 21}," calcext:value-type="string">
            <text:p>{text : "Axa France Services InVision", colorHue : 21},</text:p>
          </table:table-cell>
          <table:table-cell table:formula="of:=CONCATENATE(&quot;{id : &quot;;[.A9];&quot;, type : &quot;&quot;&quot;;[.B9];&quot;&quot;&quot;, label : &quot;&quot;&quot;;[.C9];&quot;&quot;&quot;, colorHue : &quot;; [.D9];&quot;},&quot;)" office:value-type="string" office:string-value="{id : 17, type : &quot;Expériences&quot;, label : &quot;Axa France Services InVision&quot;, colorHue : 31}," calcext:value-type="string">
            <text:p>{id : 17, type : "Expériences", label : "Axa France Services InVision", colorHue : 31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AFP Avant vente</text:p>
          </table:table-cell>
          <table:table-cell office:value-type="float" office:value="32" calcext:value-type="float">
            <text:p>32</text:p>
          </table:table-cell>
          <table:table-cell table:formula="of:=CONCATENATE(&quot;{text : &quot;&quot;&quot;;[.C10];&quot;&quot;&quot;, colorHue : &quot;; [.D10];&quot;},&quot;)" office:value-type="string" office:string-value="{text : &quot;AFP Avant vente&quot;, colorHue : 32}," calcext:value-type="string">
            <text:p>{text : "AFP Avant vente", colorHue : 32},</text:p>
          </table:table-cell>
          <table:table-cell office:value-type="float" office:value="22" calcext:value-type="float">
            <text:p>22</text:p>
          </table:table-cell>
          <table:table-cell table:formula="of:=CONCATENATE(&quot;{text : &quot;&quot;&quot;;[.C10];&quot;&quot;&quot;, colorHue : &quot;; [.F10];&quot;},&quot;)" office:value-type="string" office:string-value="{text : &quot;AFP Avant vente&quot;, colorHue : 22}," calcext:value-type="string">
            <text:p>{text : "AFP Avant vente", colorHue : 22},</text:p>
          </table:table-cell>
          <table:table-cell table:formula="of:=CONCATENATE(&quot;{id : &quot;;[.A10];&quot;, type : &quot;&quot;&quot;;[.B10];&quot;&quot;&quot;, label : &quot;&quot;&quot;;[.C10];&quot;&quot;&quot;, colorHue : &quot;; [.D10];&quot;},&quot;)" office:value-type="string" office:string-value="{id : 18, type : &quot;Expériences&quot;, label : &quot;AFP Avant vente&quot;, colorHue : 32}," calcext:value-type="string">
            <text:p>{id : 18, type : "Expériences", label : "AFP Avant vente", colorHue : 32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Universal Music</text:p>
          </table:table-cell>
          <table:table-cell office:value-type="float" office:value="33" calcext:value-type="float">
            <text:p>33</text:p>
          </table:table-cell>
          <table:table-cell table:formula="of:=CONCATENATE(&quot;{text : &quot;&quot;&quot;;[.C11];&quot;&quot;&quot;, colorHue : &quot;; [.D11];&quot;},&quot;)" office:value-type="string" office:string-value="{text : &quot;Universal Music&quot;, colorHue : 33}," calcext:value-type="string">
            <text:p>{text : "Universal Music", colorHue : 33},</text:p>
          </table:table-cell>
          <table:table-cell office:value-type="float" office:value="23" calcext:value-type="float">
            <text:p>23</text:p>
          </table:table-cell>
          <table:table-cell table:formula="of:=CONCATENATE(&quot;{text : &quot;&quot;&quot;;[.C11];&quot;&quot;&quot;, colorHue : &quot;; [.F11];&quot;},&quot;)" office:value-type="string" office:string-value="{text : &quot;Universal Music&quot;, colorHue : 23}," calcext:value-type="string">
            <text:p>{text : "Universal Music", colorHue : 23},</text:p>
          </table:table-cell>
          <table:table-cell table:formula="of:=CONCATENATE(&quot;{id : &quot;;[.A11];&quot;, type : &quot;&quot;&quot;;[.B11];&quot;&quot;&quot;, label : &quot;&quot;&quot;;[.C11];&quot;&quot;&quot;, colorHue : &quot;; [.D11];&quot;},&quot;)" office:value-type="string" office:string-value="{id : 19, type : &quot;Expériences&quot;, label : &quot;Universal Music&quot;, colorHue : 33}," calcext:value-type="string">
            <text:p>{id : 19, type : "Expériences", label : "Universal Music", colorHue : 33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TRA Mistral</text:p>
          </table:table-cell>
          <table:table-cell office:value-type="float" office:value="34" calcext:value-type="float">
            <text:p>34</text:p>
          </table:table-cell>
          <table:table-cell table:formula="of:=CONCATENATE(&quot;{text : &quot;&quot;&quot;;[.C12];&quot;&quot;&quot;, colorHue : &quot;; [.D12];&quot;},&quot;)" office:value-type="string" office:string-value="{text : &quot;TRA Mistral&quot;, colorHue : 34}," calcext:value-type="string">
            <text:p>{text : "TRA Mistral", colorHue : 34},</text:p>
          </table:table-cell>
          <table:table-cell office:value-type="float" office:value="24" calcext:value-type="float">
            <text:p>24</text:p>
          </table:table-cell>
          <table:table-cell table:formula="of:=CONCATENATE(&quot;{text : &quot;&quot;&quot;;[.C12];&quot;&quot;&quot;, colorHue : &quot;; [.F12];&quot;},&quot;)" office:value-type="string" office:string-value="{text : &quot;TRA Mistral&quot;, colorHue : 24}," calcext:value-type="string">
            <text:p>{text : "TRA Mistral", colorHue : 24},</text:p>
          </table:table-cell>
          <table:table-cell table:formula="of:=CONCATENATE(&quot;{id : &quot;;[.A12];&quot;, type : &quot;&quot;&quot;;[.B12];&quot;&quot;&quot;, label : &quot;&quot;&quot;;[.C12];&quot;&quot;&quot;, colorHue : &quot;; [.D12];&quot;},&quot;)" office:value-type="string" office:string-value="{id : 20, type : &quot;Expériences&quot;, label : &quot;TRA Mistral&quot;, colorHue : 34}," calcext:value-type="string">
            <text:p>{id : 20, type : "Expériences", label : "TRA Mistral", colorHue : 34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TMA Bouygues</text:p>
          </table:table-cell>
          <table:table-cell office:value-type="float" office:value="35" calcext:value-type="float">
            <text:p>35</text:p>
          </table:table-cell>
          <table:table-cell table:formula="of:=CONCATENATE(&quot;{text : &quot;&quot;&quot;;[.C13];&quot;&quot;&quot;, colorHue : &quot;; [.D13];&quot;},&quot;)" office:value-type="string" office:string-value="{text : &quot;TMA Bouygues&quot;, colorHue : 35}," calcext:value-type="string">
            <text:p>{text : "TMA Bouygues", colorHue : 35},</text:p>
          </table:table-cell>
          <table:table-cell office:value-type="float" office:value="25" calcext:value-type="float">
            <text:p>25</text:p>
          </table:table-cell>
          <table:table-cell table:formula="of:=CONCATENATE(&quot;{text : &quot;&quot;&quot;;[.C13];&quot;&quot;&quot;, colorHue : &quot;; [.F13];&quot;},&quot;)" office:value-type="string" office:string-value="{text : &quot;TMA Bouygues&quot;, colorHue : 25}," calcext:value-type="string">
            <text:p>{text : "TMA Bouygues", colorHue : 25},</text:p>
          </table:table-cell>
          <table:table-cell table:formula="of:=CONCATENATE(&quot;{id : &quot;;[.A13];&quot;, type : &quot;&quot;&quot;;[.B13];&quot;&quot;&quot;, label : &quot;&quot;&quot;;[.C13];&quot;&quot;&quot;, colorHue : &quot;; [.D13];&quot;},&quot;)" office:value-type="string" office:string-value="{id : 21, type : &quot;Expériences&quot;, label : &quot;TMA Bouygues&quot;, colorHue : 35}," calcext:value-type="string">
            <text:p>{id : 21, type : "Expériences", label : "TMA Bouygues", colorHue : 35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périences</text:p>
          </table:table-cell>
          <table:table-cell office:value-type="string" calcext:value-type="string">
            <text:p>Projets personnels</text:p>
          </table:table-cell>
          <table:table-cell office:value-type="float" office:value="36" calcext:value-type="float">
            <text:p>36</text:p>
          </table:table-cell>
          <table:table-cell table:formula="of:=CONCATENATE(&quot;{text : &quot;&quot;&quot;;[.C14];&quot;&quot;&quot;, colorHue : &quot;; [.D14];&quot;},&quot;)" office:value-type="string" office:string-value="{text : &quot;Projets personnels&quot;, colorHue : 36}," calcext:value-type="string">
            <text:p>{text : "Projets personnels", colorHue : 36},</text:p>
          </table:table-cell>
          <table:table-cell office:value-type="float" office:value="26" calcext:value-type="float">
            <text:p>26</text:p>
          </table:table-cell>
          <table:table-cell table:formula="of:=CONCATENATE(&quot;{text : &quot;&quot;&quot;;[.C14];&quot;&quot;&quot;, colorHue : &quot;; [.F14];&quot;},&quot;)" office:value-type="string" office:string-value="{text : &quot;Projets personnels&quot;, colorHue : 26}," calcext:value-type="string">
            <text:p>{text : "Projets personnels", colorHue : 26},</text:p>
          </table:table-cell>
          <table:table-cell table:formula="of:=CONCATENATE(&quot;{id : &quot;;[.A14];&quot;, type : &quot;&quot;&quot;;[.B14];&quot;&quot;&quot;, label : &quot;&quot;&quot;;[.C14];&quot;&quot;&quot;, colorHue : &quot;; [.D14];&quot;},&quot;)" office:value-type="string" office:string-value="{id : 22, type : &quot;Expériences&quot;, label : &quot;Projets personnels&quot;, colorHue : 36}," calcext:value-type="string">
            <text:p>{id : 22, type : "Expériences", label : "Projets personnels", colorHue : 36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9</text:p>
          </table:table-cell>
          <table:table-cell office:value-type="float" office:value="60" calcext:value-type="float">
            <text:p>60</text:p>
          </table:table-cell>
          <table:table-cell table:formula="of:=CONCATENATE(&quot;{text : &quot;&quot;&quot;;[.C15];&quot;&quot;&quot;, colorHue : &quot;; [.D15];&quot;},&quot;)" office:value-type="string" office:string-value="{text : &quot;Visual Studio 9&quot;, colorHue : 60}," calcext:value-type="string">
            <text:p>{text : "Visual Studio 9", colorHue : 60},</text:p>
          </table:table-cell>
          <table:table-cell office:value-type="float" office:value="40" calcext:value-type="float">
            <text:p>40</text:p>
          </table:table-cell>
          <table:table-cell table:formula="of:=CONCATENATE(&quot;{text : &quot;&quot;&quot;;[.C15];&quot;&quot;&quot;, colorHue : &quot;; [.F15];&quot;},&quot;)" office:value-type="string" office:string-value="{text : &quot;Visual Studio 9&quot;, colorHue : 40}," calcext:value-type="string">
            <text:p>{text : "Visual Studio 9", colorHue : 40},</text:p>
          </table:table-cell>
          <table:table-cell table:formula="of:=CONCATENATE(&quot;{id : &quot;;[.A15];&quot;, type : &quot;&quot;&quot;;[.B15];&quot;&quot;&quot;, label : &quot;&quot;&quot;;[.C15];&quot;&quot;&quot;, colorHue : &quot;; [.D15];&quot;},&quot;)" office:value-type="string" office:string-value="{id : 23, type : &quot;IDE et éditeurs&quot;, label : &quot;Visual Studio 9&quot;, colorHue : 60}," calcext:value-type="string">
            <text:p>{id : 23, type : "IDE et éditeurs", label : "Visual Studio 9", colorHue : 60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2010</text:p>
          </table:table-cell>
          <table:table-cell office:value-type="float" office:value="61" calcext:value-type="float">
            <text:p>61</text:p>
          </table:table-cell>
          <table:table-cell table:formula="of:=CONCATENATE(&quot;{text : &quot;&quot;&quot;;[.C16];&quot;&quot;&quot;, colorHue : &quot;; [.D16];&quot;},&quot;)" office:value-type="string" office:string-value="{text : &quot;Visual Studio 2010&quot;, colorHue : 61}," calcext:value-type="string">
            <text:p>{text : "Visual Studio 2010", colorHue : 61},</text:p>
          </table:table-cell>
          <table:table-cell office:value-type="float" office:value="41" calcext:value-type="float">
            <text:p>41</text:p>
          </table:table-cell>
          <table:table-cell table:formula="of:=CONCATENATE(&quot;{text : &quot;&quot;&quot;;[.C16];&quot;&quot;&quot;, colorHue : &quot;; [.F16];&quot;},&quot;)" office:value-type="string" office:string-value="{text : &quot;Visual Studio 2010&quot;, colorHue : 41}," calcext:value-type="string">
            <text:p>{text : "Visual Studio 2010", colorHue : 41},</text:p>
          </table:table-cell>
          <table:table-cell table:formula="of:=CONCATENATE(&quot;{id : &quot;;[.A16];&quot;, type : &quot;&quot;&quot;;[.B16];&quot;&quot;&quot;, label : &quot;&quot;&quot;;[.C16];&quot;&quot;&quot;, colorHue : &quot;; [.D16];&quot;},&quot;)" office:value-type="string" office:string-value="{id : 24, type : &quot;IDE et éditeurs&quot;, label : &quot;Visual Studio 2010&quot;, colorHue : 61}," calcext:value-type="string">
            <text:p>{id : 24, type : "IDE et éditeurs", label : "Visual Studio 2010", colorHue : 61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Visual Studio 2013</text:p>
          </table:table-cell>
          <table:table-cell office:value-type="float" office:value="62" calcext:value-type="float">
            <text:p>62</text:p>
          </table:table-cell>
          <table:table-cell table:formula="of:=CONCATENATE(&quot;{text : &quot;&quot;&quot;;[.C17];&quot;&quot;&quot;, colorHue : &quot;; [.D17];&quot;},&quot;)" office:value-type="string" office:string-value="{text : &quot;Visual Studio 2013&quot;, colorHue : 62}," calcext:value-type="string">
            <text:p>{text : "Visual Studio 2013", colorHue : 62},</text:p>
          </table:table-cell>
          <table:table-cell office:value-type="float" office:value="42" calcext:value-type="float">
            <text:p>42</text:p>
          </table:table-cell>
          <table:table-cell table:formula="of:=CONCATENATE(&quot;{text : &quot;&quot;&quot;;[.C17];&quot;&quot;&quot;, colorHue : &quot;; [.F17];&quot;},&quot;)" office:value-type="string" office:string-value="{text : &quot;Visual Studio 2013&quot;, colorHue : 42}," calcext:value-type="string">
            <text:p>{text : "Visual Studio 2013", colorHue : 42},</text:p>
          </table:table-cell>
          <table:table-cell table:formula="of:=CONCATENATE(&quot;{id : &quot;;[.A17];&quot;, type : &quot;&quot;&quot;;[.B17];&quot;&quot;&quot;, label : &quot;&quot;&quot;;[.C17];&quot;&quot;&quot;, colorHue : &quot;; [.D17];&quot;},&quot;)" office:value-type="string" office:string-value="{id : 25, type : &quot;IDE et éditeurs&quot;, label : &quot;Visual Studio 2013&quot;, colorHue : 62}," calcext:value-type="string">
            <text:p>{id : 25, type : "IDE et éditeurs", label : "Visual Studio 2013", colorHue : 62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Sublime Text</text:p>
          </table:table-cell>
          <table:table-cell office:value-type="float" office:value="63" calcext:value-type="float">
            <text:p>63</text:p>
          </table:table-cell>
          <table:table-cell table:formula="of:=CONCATENATE(&quot;{text : &quot;&quot;&quot;;[.C18];&quot;&quot;&quot;, colorHue : &quot;; [.D18];&quot;},&quot;)" office:value-type="string" office:string-value="{text : &quot;Sublime Text&quot;, colorHue : 63}," calcext:value-type="string">
            <text:p>{text : "Sublime Text", colorHue : 63},</text:p>
          </table:table-cell>
          <table:table-cell office:value-type="float" office:value="43" calcext:value-type="float">
            <text:p>43</text:p>
          </table:table-cell>
          <table:table-cell table:formula="of:=CONCATENATE(&quot;{text : &quot;&quot;&quot;;[.C18];&quot;&quot;&quot;, colorHue : &quot;; [.F18];&quot;},&quot;)" office:value-type="string" office:string-value="{text : &quot;Sublime Text&quot;, colorHue : 43}," calcext:value-type="string">
            <text:p>{text : "Sublime Text", colorHue : 43},</text:p>
          </table:table-cell>
          <table:table-cell table:formula="of:=CONCATENATE(&quot;{id : &quot;;[.A18];&quot;, type : &quot;&quot;&quot;;[.B18];&quot;&quot;&quot;, label : &quot;&quot;&quot;;[.C18];&quot;&quot;&quot;, colorHue : &quot;; [.D18];&quot;},&quot;)" office:value-type="string" office:string-value="{id : 26, type : &quot;IDE et éditeurs&quot;, label : &quot;Sublime Text&quot;, colorHue : 63}," calcext:value-type="string">
            <text:p>{id : 26, type : "IDE et éditeurs", label : "Sublime Text", colorHue : 63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Notepad++</text:p>
          </table:table-cell>
          <table:table-cell office:value-type="float" office:value="64" calcext:value-type="float">
            <text:p>64</text:p>
          </table:table-cell>
          <table:table-cell table:formula="of:=CONCATENATE(&quot;{text : &quot;&quot;&quot;;[.C19];&quot;&quot;&quot;, colorHue : &quot;; [.D19];&quot;},&quot;)" office:value-type="string" office:string-value="{text : &quot;Notepad++&quot;, colorHue : 64}," calcext:value-type="string">
            <text:p>{text : "Notepad++", colorHue : 64},</text:p>
          </table:table-cell>
          <table:table-cell office:value-type="float" office:value="44" calcext:value-type="float">
            <text:p>44</text:p>
          </table:table-cell>
          <table:table-cell table:formula="of:=CONCATENATE(&quot;{text : &quot;&quot;&quot;;[.C19];&quot;&quot;&quot;, colorHue : &quot;; [.F19];&quot;},&quot;)" office:value-type="string" office:string-value="{text : &quot;Notepad++&quot;, colorHue : 44}," calcext:value-type="string">
            <text:p>{text : "Notepad++", colorHue : 44},</text:p>
          </table:table-cell>
          <table:table-cell table:formula="of:=CONCATENATE(&quot;{id : &quot;;[.A19];&quot;, type : &quot;&quot;&quot;;[.B19];&quot;&quot;&quot;, label : &quot;&quot;&quot;;[.C19];&quot;&quot;&quot;, colorHue : &quot;; [.D19];&quot;},&quot;)" office:value-type="string" office:string-value="{id : 27, type : &quot;IDE et éditeurs&quot;, label : &quot;Notepad++&quot;, colorHue : 64}," calcext:value-type="string">
            <text:p>{id : 27, type : "IDE et éditeurs", label : "Notepad++", colorHue : 64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DE et éditeurs</text:p>
          </table:table-cell>
          <table:table-cell office:value-type="string" calcext:value-type="string">
            <text:p>Python IDE</text:p>
          </table:table-cell>
          <table:table-cell office:value-type="float" office:value="65" calcext:value-type="float">
            <text:p>65</text:p>
          </table:table-cell>
          <table:table-cell table:formula="of:=CONCATENATE(&quot;{text : &quot;&quot;&quot;;[.C20];&quot;&quot;&quot;, colorHue : &quot;; [.D20];&quot;},&quot;)" office:value-type="string" office:string-value="{text : &quot;Python IDE&quot;, colorHue : 65}," calcext:value-type="string">
            <text:p>{text : "Python IDE", colorHue : 65},</text:p>
          </table:table-cell>
          <table:table-cell office:value-type="float" office:value="45" calcext:value-type="float">
            <text:p>45</text:p>
          </table:table-cell>
          <table:table-cell table:formula="of:=CONCATENATE(&quot;{text : &quot;&quot;&quot;;[.C20];&quot;&quot;&quot;, colorHue : &quot;; [.F20];&quot;},&quot;)" office:value-type="string" office:string-value="{text : &quot;Python IDE&quot;, colorHue : 45}," calcext:value-type="string">
            <text:p>{text : "Python IDE", colorHue : 45},</text:p>
          </table:table-cell>
          <table:table-cell table:formula="of:=CONCATENATE(&quot;{id : &quot;;[.A20];&quot;, type : &quot;&quot;&quot;;[.B20];&quot;&quot;&quot;, label : &quot;&quot;&quot;;[.C20];&quot;&quot;&quot;, colorHue : &quot;; [.D20];&quot;},&quot;)" office:value-type="string" office:string-value="{id : 28, type : &quot;IDE et éditeurs&quot;, label : &quot;Python IDE&quot;, colorHue : 65}," calcext:value-type="string">
            <text:p>{id : 28, type : "IDE et éditeurs", label : "Python IDE", colorHue : 65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/C++</text:p>
          </table:table-cell>
          <table:table-cell office:value-type="float" office:value="90" calcext:value-type="float">
            <text:p>90</text:p>
          </table:table-cell>
          <table:table-cell table:formula="of:=CONCATENATE(&quot;{text : &quot;&quot;&quot;;[.C21];&quot;&quot;&quot;, colorHue : &quot;; [.D21];&quot;},&quot;)" office:value-type="string" office:string-value="{text : &quot;C/C++&quot;, colorHue : 90}," calcext:value-type="string">
            <text:p>{text : "C/C++", colorHue : 90},</text:p>
          </table:table-cell>
          <table:table-cell office:value-type="float" office:value="60" calcext:value-type="float">
            <text:p>60</text:p>
          </table:table-cell>
          <table:table-cell table:formula="of:=CONCATENATE(&quot;{text : &quot;&quot;&quot;;[.C21];&quot;&quot;&quot;, colorHue : &quot;; [.F21];&quot;},&quot;)" office:value-type="string" office:string-value="{text : &quot;C/C++&quot;, colorHue : 60}," calcext:value-type="string">
            <text:p>{text : "C/C++", colorHue : 60},</text:p>
          </table:table-cell>
          <table:table-cell table:formula="of:=CONCATENATE(&quot;{id : &quot;;[.A21];&quot;, type : &quot;&quot;&quot;;[.B21];&quot;&quot;&quot;, label : &quot;&quot;&quot;;[.C21];&quot;&quot;&quot;, colorHue : &quot;; [.D21];&quot;},&quot;)" office:value-type="string" office:string-value="{id : 29, type : &quot;Langage&quot;, label : &quot;C/C++&quot;, colorHue : 90}," calcext:value-type="string">
            <text:p>{id : 29, type : "Langage", label : "C/C++", colorHue : 90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C#</text:p>
          </table:table-cell>
          <table:table-cell office:value-type="float" office:value="91" calcext:value-type="float">
            <text:p>91</text:p>
          </table:table-cell>
          <table:table-cell table:formula="of:=CONCATENATE(&quot;{text : &quot;&quot;&quot;;[.C22];&quot;&quot;&quot;, colorHue : &quot;; [.D22];&quot;},&quot;)" office:value-type="string" office:string-value="{text : &quot;C#&quot;, colorHue : 91}," calcext:value-type="string">
            <text:p>{text : "C#", colorHue : 91},</text:p>
          </table:table-cell>
          <table:table-cell office:value-type="float" office:value="61" calcext:value-type="float">
            <text:p>61</text:p>
          </table:table-cell>
          <table:table-cell table:formula="of:=CONCATENATE(&quot;{text : &quot;&quot;&quot;;[.C22];&quot;&quot;&quot;, colorHue : &quot;; [.F22];&quot;},&quot;)" office:value-type="string" office:string-value="{text : &quot;C#&quot;, colorHue : 61}," calcext:value-type="string">
            <text:p>{text : "C#", colorHue : 61},</text:p>
          </table:table-cell>
          <table:table-cell table:formula="of:=CONCATENATE(&quot;{id : &quot;;[.A22];&quot;, type : &quot;&quot;&quot;;[.B22];&quot;&quot;&quot;, label : &quot;&quot;&quot;;[.C22];&quot;&quot;&quot;, colorHue : &quot;; [.D22];&quot;},&quot;)" office:value-type="string" office:string-value="{id : 30, type : &quot;Langage&quot;, label : &quot;C#&quot;, colorHue : 91}," calcext:value-type="string">
            <text:p>{id : 30, type : "Langage", label : "C#", colorHue : 91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JavaScript</text:p>
          </table:table-cell>
          <table:table-cell office:value-type="float" office:value="92" calcext:value-type="float">
            <text:p>92</text:p>
          </table:table-cell>
          <table:table-cell table:formula="of:=CONCATENATE(&quot;{text : &quot;&quot;&quot;;[.C23];&quot;&quot;&quot;, colorHue : &quot;; [.D23];&quot;},&quot;)" office:value-type="string" office:string-value="{text : &quot;JavaScript&quot;, colorHue : 92}," calcext:value-type="string">
            <text:p>{text : "JavaScript", colorHue : 92},</text:p>
          </table:table-cell>
          <table:table-cell office:value-type="float" office:value="62" calcext:value-type="float">
            <text:p>62</text:p>
          </table:table-cell>
          <table:table-cell table:formula="of:=CONCATENATE(&quot;{text : &quot;&quot;&quot;;[.C23];&quot;&quot;&quot;, colorHue : &quot;; [.F23];&quot;},&quot;)" office:value-type="string" office:string-value="{text : &quot;JavaScript&quot;, colorHue : 62}," calcext:value-type="string">
            <text:p>{text : "JavaScript", colorHue : 62},</text:p>
          </table:table-cell>
          <table:table-cell table:formula="of:=CONCATENATE(&quot;{id : &quot;;[.A23];&quot;, type : &quot;&quot;&quot;;[.B23];&quot;&quot;&quot;, label : &quot;&quot;&quot;;[.C23];&quot;&quot;&quot;, colorHue : &quot;; [.D23];&quot;},&quot;)" office:value-type="string" office:string-value="{id : 31, type : &quot;Langage&quot;, label : &quot;JavaScript&quot;, colorHue : 92}," calcext:value-type="string">
            <text:p>{id : 31, type : "Langage", label : "JavaScript", colorHue : 92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Python2</text:p>
          </table:table-cell>
          <table:table-cell office:value-type="float" office:value="93" calcext:value-type="float">
            <text:p>93</text:p>
          </table:table-cell>
          <table:table-cell table:formula="of:=CONCATENATE(&quot;{text : &quot;&quot;&quot;;[.C24];&quot;&quot;&quot;, colorHue : &quot;; [.D24];&quot;},&quot;)" office:value-type="string" office:string-value="{text : &quot;Python2&quot;, colorHue : 93}," calcext:value-type="string">
            <text:p>{text : "Python2", colorHue : 93},</text:p>
          </table:table-cell>
          <table:table-cell office:value-type="float" office:value="63" calcext:value-type="float">
            <text:p>63</text:p>
          </table:table-cell>
          <table:table-cell table:formula="of:=CONCATENATE(&quot;{text : &quot;&quot;&quot;;[.C24];&quot;&quot;&quot;, colorHue : &quot;; [.F24];&quot;},&quot;)" office:value-type="string" office:string-value="{text : &quot;Python2&quot;, colorHue : 63}," calcext:value-type="string">
            <text:p>{text : "Python2", colorHue : 63},</text:p>
          </table:table-cell>
          <table:table-cell table:formula="of:=CONCATENATE(&quot;{id : &quot;;[.A24];&quot;, type : &quot;&quot;&quot;;[.B24];&quot;&quot;&quot;, label : &quot;&quot;&quot;;[.C24];&quot;&quot;&quot;, colorHue : &quot;; [.D24];&quot;},&quot;)" office:value-type="string" office:string-value="{id : 32, type : &quot;Langage&quot;, label : &quot;Python2&quot;, colorHue : 93}," calcext:value-type="string">
            <text:p>{id : 32, type : "Langage", label : "Python2", colorHue : 93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Korn-shell</text:p>
          </table:table-cell>
          <table:table-cell office:value-type="float" office:value="94" calcext:value-type="float">
            <text:p>94</text:p>
          </table:table-cell>
          <table:table-cell table:formula="of:=CONCATENATE(&quot;{text : &quot;&quot;&quot;;[.C25];&quot;&quot;&quot;, colorHue : &quot;; [.D25];&quot;},&quot;)" office:value-type="string" office:string-value="{text : &quot;Korn-shell&quot;, colorHue : 94}," calcext:value-type="string">
            <text:p>{text : "Korn-shell", colorHue : 94},</text:p>
          </table:table-cell>
          <table:table-cell office:value-type="float" office:value="64" calcext:value-type="float">
            <text:p>64</text:p>
          </table:table-cell>
          <table:table-cell table:formula="of:=CONCATENATE(&quot;{text : &quot;&quot;&quot;;[.C25];&quot;&quot;&quot;, colorHue : &quot;; [.F25];&quot;},&quot;)" office:value-type="string" office:string-value="{text : &quot;Korn-shell&quot;, colorHue : 64}," calcext:value-type="string">
            <text:p>{text : "Korn-shell", colorHue : 64},</text:p>
          </table:table-cell>
          <table:table-cell table:formula="of:=CONCATENATE(&quot;{id : &quot;;[.A25];&quot;, type : &quot;&quot;&quot;;[.B25];&quot;&quot;&quot;, label : &quot;&quot;&quot;;[.C25];&quot;&quot;&quot;, colorHue : &quot;; [.D25];&quot;},&quot;)" office:value-type="string" office:string-value="{id : 33, type : &quot;Langage&quot;, label : &quot;Korn-shell&quot;, colorHue : 94}," calcext:value-type="string">
            <text:p>{id : 33, type : "Langage", label : "Korn-shell", colorHue : 94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LaTeX</text:p>
          </table:table-cell>
          <table:table-cell office:value-type="float" office:value="95" calcext:value-type="float">
            <text:p>95</text:p>
          </table:table-cell>
          <table:table-cell table:formula="of:=CONCATENATE(&quot;{text : &quot;&quot;&quot;;[.C26];&quot;&quot;&quot;, colorHue : &quot;; [.D26];&quot;},&quot;)" office:value-type="string" office:string-value="{text : &quot;LaTeX&quot;, colorHue : 95}," calcext:value-type="string">
            <text:p>{text : "LaTeX", colorHue : 95},</text:p>
          </table:table-cell>
          <table:table-cell office:value-type="float" office:value="65" calcext:value-type="float">
            <text:p>65</text:p>
          </table:table-cell>
          <table:table-cell table:formula="of:=CONCATENATE(&quot;{text : &quot;&quot;&quot;;[.C26];&quot;&quot;&quot;, colorHue : &quot;; [.F26];&quot;},&quot;)" office:value-type="string" office:string-value="{text : &quot;LaTeX&quot;, colorHue : 65}," calcext:value-type="string">
            <text:p>{text : "LaTeX", colorHue : 65},</text:p>
          </table:table-cell>
          <table:table-cell table:formula="of:=CONCATENATE(&quot;{id : &quot;;[.A26];&quot;, type : &quot;&quot;&quot;;[.B26];&quot;&quot;&quot;, label : &quot;&quot;&quot;;[.C26];&quot;&quot;&quot;, colorHue : &quot;; [.D26];&quot;},&quot;)" office:value-type="string" office:string-value="{id : 34, type : &quot;Langage&quot;, label : &quot;LaTeX&quot;, colorHue : 95}," calcext:value-type="string">
            <text:p>{id : 34, type : "Langage", label : "LaTeX", colorHue : 95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SQL</text:p>
          </table:table-cell>
          <table:table-cell office:value-type="float" office:value="96" calcext:value-type="float">
            <text:p>96</text:p>
          </table:table-cell>
          <table:table-cell table:formula="of:=CONCATENATE(&quot;{text : &quot;&quot;&quot;;[.C27];&quot;&quot;&quot;, colorHue : &quot;; [.D27];&quot;},&quot;)" office:value-type="string" office:string-value="{text : &quot;SQL&quot;, colorHue : 96}," calcext:value-type="string">
            <text:p>{text : "SQL", colorHue : 96},</text:p>
          </table:table-cell>
          <table:table-cell office:value-type="float" office:value="66" calcext:value-type="float">
            <text:p>66</text:p>
          </table:table-cell>
          <table:table-cell table:formula="of:=CONCATENATE(&quot;{text : &quot;&quot;&quot;;[.C27];&quot;&quot;&quot;, colorHue : &quot;; [.F27];&quot;},&quot;)" office:value-type="string" office:string-value="{text : &quot;SQL&quot;, colorHue : 66}," calcext:value-type="string">
            <text:p>{text : "SQL", colorHue : 66},</text:p>
          </table:table-cell>
          <table:table-cell table:formula="of:=CONCATENATE(&quot;{id : &quot;;[.A27];&quot;, type : &quot;&quot;&quot;;[.B27];&quot;&quot;&quot;, label : &quot;&quot;&quot;;[.C27];&quot;&quot;&quot;, colorHue : &quot;; [.D27];&quot;},&quot;)" office:value-type="string" office:string-value="{id : 35, type : &quot;Langage&quot;, label : &quot;SQL&quot;, colorHue : 96}," calcext:value-type="string">
            <text:p>{id : 35, type : "Langage", label : "SQL", colorHue : 96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PL/SQL</text:p>
          </table:table-cell>
          <table:table-cell office:value-type="float" office:value="97" calcext:value-type="float">
            <text:p>97</text:p>
          </table:table-cell>
          <table:table-cell table:formula="of:=CONCATENATE(&quot;{text : &quot;&quot;&quot;;[.C28];&quot;&quot;&quot;, colorHue : &quot;; [.D28];&quot;},&quot;)" office:value-type="string" office:string-value="{text : &quot;PL/SQL&quot;, colorHue : 97}," calcext:value-type="string">
            <text:p>{text : "PL/SQL", colorHue : 97},</text:p>
          </table:table-cell>
          <table:table-cell office:value-type="float" office:value="67" calcext:value-type="float">
            <text:p>67</text:p>
          </table:table-cell>
          <table:table-cell table:formula="of:=CONCATENATE(&quot;{text : &quot;&quot;&quot;;[.C28];&quot;&quot;&quot;, colorHue : &quot;; [.F28];&quot;},&quot;)" office:value-type="string" office:string-value="{text : &quot;PL/SQL&quot;, colorHue : 67}," calcext:value-type="string">
            <text:p>{text : "PL/SQL", colorHue : 67},</text:p>
          </table:table-cell>
          <table:table-cell table:formula="of:=CONCATENATE(&quot;{id : &quot;;[.A28];&quot;, type : &quot;&quot;&quot;;[.B28];&quot;&quot;&quot;, label : &quot;&quot;&quot;;[.C28];&quot;&quot;&quot;, colorHue : &quot;; [.D28];&quot;},&quot;)" office:value-type="string" office:string-value="{id : 36, type : &quot;Langage&quot;, label : &quot;PL/SQL&quot;, colorHue : 97}," calcext:value-type="string">
            <text:p>{id : 36, type : "Langage", label : "PL/SQL", colorHue : 97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Quality Center</text:p>
          </table:table-cell>
          <table:table-cell office:value-type="float" office:value="120" calcext:value-type="float">
            <text:p>120</text:p>
          </table:table-cell>
          <table:table-cell table:formula="of:=CONCATENATE(&quot;{text : &quot;&quot;&quot;;[.C29];&quot;&quot;&quot;, colorHue : &quot;; [.D29];&quot;},&quot;)" office:value-type="string" office:string-value="{text : &quot;Quality Center&quot;, colorHue : 120}," calcext:value-type="string">
            <text:p>{text : "Quality Center", colorHue : 120},</text:p>
          </table:table-cell>
          <table:table-cell office:value-type="float" office:value="80" calcext:value-type="float">
            <text:p>80</text:p>
          </table:table-cell>
          <table:table-cell table:formula="of:=CONCATENATE(&quot;{text : &quot;&quot;&quot;;[.C29];&quot;&quot;&quot;, colorHue : &quot;; [.F29];&quot;},&quot;)" office:value-type="string" office:string-value="{text : &quot;Quality Center&quot;, colorHue : 80}," calcext:value-type="string">
            <text:p>{text : "Quality Center", colorHue : 80},</text:p>
          </table:table-cell>
          <table:table-cell table:formula="of:=CONCATENATE(&quot;{id : &quot;;[.A29];&quot;, type : &quot;&quot;&quot;;[.B29];&quot;&quot;&quot;, label : &quot;&quot;&quot;;[.C29];&quot;&quot;&quot;, colorHue : &quot;; [.D29];&quot;},&quot;)" office:value-type="string" office:string-value="{id : 37, type : &quot;Normes et outils&quot;, label : &quot;Quality Center&quot;, colorHue : 120}," calcext:value-type="string">
            <text:p>{id : 37, type : "Normes et outils", label : "Quality Center", colorHue : 120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PL/SQL Developer</text:p>
          </table:table-cell>
          <table:table-cell office:value-type="float" office:value="121" calcext:value-type="float">
            <text:p>121</text:p>
          </table:table-cell>
          <table:table-cell table:formula="of:=CONCATENATE(&quot;{text : &quot;&quot;&quot;;[.C30];&quot;&quot;&quot;, colorHue : &quot;; [.D30];&quot;},&quot;)" office:value-type="string" office:string-value="{text : &quot;PL/SQL Developer&quot;, colorHue : 121}," calcext:value-type="string">
            <text:p>{text : "PL/SQL Developer", colorHue : 121},</text:p>
          </table:table-cell>
          <table:table-cell office:value-type="float" office:value="81" calcext:value-type="float">
            <text:p>81</text:p>
          </table:table-cell>
          <table:table-cell table:formula="of:=CONCATENATE(&quot;{text : &quot;&quot;&quot;;[.C30];&quot;&quot;&quot;, colorHue : &quot;; [.F30];&quot;},&quot;)" office:value-type="string" office:string-value="{text : &quot;PL/SQL Developer&quot;, colorHue : 81}," calcext:value-type="string">
            <text:p>{text : "PL/SQL Developer", colorHue : 81},</text:p>
          </table:table-cell>
          <table:table-cell table:formula="of:=CONCATENATE(&quot;{id : &quot;;[.A30];&quot;, type : &quot;&quot;&quot;;[.B30];&quot;&quot;&quot;, label : &quot;&quot;&quot;;[.C30];&quot;&quot;&quot;, colorHue : &quot;; [.D30];&quot;},&quot;)" office:value-type="string" office:string-value="{id : 38, type : &quot;Normes et outils&quot;, label : &quot;PL/SQL Developer&quot;, colorHue : 121}," calcext:value-type="string">
            <text:p>{id : 38, type : "Normes et outils", label : "PL/SQL Developer", colorHue : 121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CMMI</text:p>
          </table:table-cell>
          <table:table-cell office:value-type="float" office:value="122" calcext:value-type="float">
            <text:p>122</text:p>
          </table:table-cell>
          <table:table-cell table:formula="of:=CONCATENATE(&quot;{text : &quot;&quot;&quot;;[.C31];&quot;&quot;&quot;, colorHue : &quot;; [.D31];&quot;},&quot;)" office:value-type="string" office:string-value="{text : &quot;CMMI&quot;, colorHue : 122}," calcext:value-type="string">
            <text:p>{text : "CMMI", colorHue : 122},</text:p>
          </table:table-cell>
          <table:table-cell office:value-type="float" office:value="82" calcext:value-type="float">
            <text:p>82</text:p>
          </table:table-cell>
          <table:table-cell table:formula="of:=CONCATENATE(&quot;{text : &quot;&quot;&quot;;[.C31];&quot;&quot;&quot;, colorHue : &quot;; [.F31];&quot;},&quot;)" office:value-type="string" office:string-value="{text : &quot;CMMI&quot;, colorHue : 82}," calcext:value-type="string">
            <text:p>{text : "CMMI", colorHue : 82},</text:p>
          </table:table-cell>
          <table:table-cell table:formula="of:=CONCATENATE(&quot;{id : &quot;;[.A31];&quot;, type : &quot;&quot;&quot;;[.B31];&quot;&quot;&quot;, label : &quot;&quot;&quot;;[.C31];&quot;&quot;&quot;, colorHue : &quot;; [.D31];&quot;},&quot;)" office:value-type="string" office:string-value="{id : 39, type : &quot;Normes et outils&quot;, label : &quot;CMMI&quot;, colorHue : 122}," calcext:value-type="string">
            <text:p>{id : 39, type : "Normes et outils", label : "CMMI", colorHue : 122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mes et outils</text:p>
          </table:table-cell>
          <table:table-cell office:value-type="string" calcext:value-type="string">
            <text:p>LEAN</text:p>
          </table:table-cell>
          <table:table-cell office:value-type="float" office:value="123" calcext:value-type="float">
            <text:p>123</text:p>
          </table:table-cell>
          <table:table-cell table:formula="of:=CONCATENATE(&quot;{text : &quot;&quot;&quot;;[.C32];&quot;&quot;&quot;, colorHue : &quot;; [.D32];&quot;},&quot;)" office:value-type="string" office:string-value="{text : &quot;LEAN&quot;, colorHue : 123}," calcext:value-type="string">
            <text:p>{text : "LEAN", colorHue : 123},</text:p>
          </table:table-cell>
          <table:table-cell office:value-type="float" office:value="83" calcext:value-type="float">
            <text:p>83</text:p>
          </table:table-cell>
          <table:table-cell table:formula="of:=CONCATENATE(&quot;{text : &quot;&quot;&quot;;[.C32];&quot;&quot;&quot;, colorHue : &quot;; [.F32];&quot;},&quot;)" office:value-type="string" office:string-value="{text : &quot;LEAN&quot;, colorHue : 83}," calcext:value-type="string">
            <text:p>{text : "LEAN", colorHue : 83},</text:p>
          </table:table-cell>
          <table:table-cell table:formula="of:=CONCATENATE(&quot;{id : &quot;;[.A32];&quot;, type : &quot;&quot;&quot;;[.B32];&quot;&quot;&quot;, label : &quot;&quot;&quot;;[.C32];&quot;&quot;&quot;, colorHue : &quot;; [.D32];&quot;},&quot;)" office:value-type="string" office:string-value="{id : 40, type : &quot;Normes et outils&quot;, label : &quot;LEAN&quot;, colorHue : 123}," calcext:value-type="string">
            <text:p>{id : 40, type : "Normes et outils", label : "LEAN", colorHue : 123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Banque</text:p>
          </table:table-cell>
          <table:table-cell office:value-type="float" office:value="124" calcext:value-type="float">
            <text:p>124</text:p>
          </table:table-cell>
          <table:table-cell table:formula="of:=CONCATENATE(&quot;{text : &quot;&quot;&quot;;[.C33];&quot;&quot;&quot;, colorHue : &quot;; [.D33];&quot;},&quot;)" office:value-type="string" office:string-value="{text : &quot;Banque&quot;, colorHue : 124}," calcext:value-type="string">
            <text:p>{text : "Banque", colorHue : 124},</text:p>
          </table:table-cell>
          <table:table-cell office:value-type="float" office:value="84" calcext:value-type="float">
            <text:p>84</text:p>
          </table:table-cell>
          <table:table-cell table:formula="of:=CONCATENATE(&quot;{text : &quot;&quot;&quot;;[.C33];&quot;&quot;&quot;, colorHue : &quot;; [.F33];&quot;},&quot;)" office:value-type="string" office:string-value="{text : &quot;Banque&quot;, colorHue : 84}," calcext:value-type="string">
            <text:p>{text : "Banque", colorHue : 84},</text:p>
          </table:table-cell>
          <table:table-cell table:formula="of:=CONCATENATE(&quot;{id : &quot;;[.A33];&quot;, type : &quot;&quot;&quot;;[.B33];&quot;&quot;&quot;, label : &quot;&quot;&quot;;[.C33];&quot;&quot;&quot;, colorHue : &quot;; [.D33];&quot;},&quot;)" office:value-type="string" office:string-value="{id : 41, type : &quot;Secteur d'activité&quot;, label : &quot;Banque&quot;, colorHue : 124}," calcext:value-type="string">
            <text:p>{id : 41, type : "Secteur d'activité", label : "Banque", colorHue : 124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Edition musicale</text:p>
          </table:table-cell>
          <table:table-cell office:value-type="float" office:value="125" calcext:value-type="float">
            <text:p>125</text:p>
          </table:table-cell>
          <table:table-cell table:formula="of:=CONCATENATE(&quot;{text : &quot;&quot;&quot;;[.C34];&quot;&quot;&quot;, colorHue : &quot;; [.D34];&quot;},&quot;)" office:value-type="string" office:string-value="{text : &quot;Edition musicale&quot;, colorHue : 125}," calcext:value-type="string">
            <text:p>{text : "Edition musicale", colorHue : 125},</text:p>
          </table:table-cell>
          <table:table-cell office:value-type="float" office:value="85" calcext:value-type="float">
            <text:p>85</text:p>
          </table:table-cell>
          <table:table-cell table:formula="of:=CONCATENATE(&quot;{text : &quot;&quot;&quot;;[.C34];&quot;&quot;&quot;, colorHue : &quot;; [.F34];&quot;},&quot;)" office:value-type="string" office:string-value="{text : &quot;Edition musicale&quot;, colorHue : 85}," calcext:value-type="string">
            <text:p>{text : "Edition musicale", colorHue : 85},</text:p>
          </table:table-cell>
          <table:table-cell table:formula="of:=CONCATENATE(&quot;{id : &quot;;[.A34];&quot;, type : &quot;&quot;&quot;;[.B34];&quot;&quot;&quot;, label : &quot;&quot;&quot;;[.C34];&quot;&quot;&quot;, colorHue : &quot;; [.D34];&quot;},&quot;)" office:value-type="string" office:string-value="{id : 42, type : &quot;Secteur d'activité&quot;, label : &quot;Edition musicale&quot;, colorHue : 125}," calcext:value-type="string">
            <text:p>{id : 42, type : "Secteur d'activité", label : "Edition musicale", colorHue : 125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Télécom</text:p>
          </table:table-cell>
          <table:table-cell office:value-type="float" office:value="126" calcext:value-type="float">
            <text:p>126</text:p>
          </table:table-cell>
          <table:table-cell table:formula="of:=CONCATENATE(&quot;{text : &quot;&quot;&quot;;[.C35];&quot;&quot;&quot;, colorHue : &quot;; [.D35];&quot;},&quot;)" office:value-type="string" office:string-value="{text : &quot;Télécom&quot;, colorHue : 126}," calcext:value-type="string">
            <text:p>{text : "Télécom", colorHue : 126},</text:p>
          </table:table-cell>
          <table:table-cell office:value-type="float" office:value="86" calcext:value-type="float">
            <text:p>86</text:p>
          </table:table-cell>
          <table:table-cell table:formula="of:=CONCATENATE(&quot;{text : &quot;&quot;&quot;;[.C35];&quot;&quot;&quot;, colorHue : &quot;; [.F35];&quot;},&quot;)" office:value-type="string" office:string-value="{text : &quot;Télécom&quot;, colorHue : 86}," calcext:value-type="string">
            <text:p>{text : "Télécom", colorHue : 86},</text:p>
          </table:table-cell>
          <table:table-cell table:formula="of:=CONCATENATE(&quot;{id : &quot;;[.A35];&quot;, type : &quot;&quot;&quot;;[.B35];&quot;&quot;&quot;, label : &quot;&quot;&quot;;[.C35];&quot;&quot;&quot;, colorHue : &quot;; [.D35];&quot;},&quot;)" office:value-type="string" office:string-value="{id : 43, type : &quot;Secteur d'activité&quot;, label : &quot;Télécom&quot;, colorHue : 126}," calcext:value-type="string">
            <text:p>{id : 43, type : "Secteur d'activité", label : "Télécom", colorHue : 126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cteur d'activité</text:p>
          </table:table-cell>
          <table:table-cell office:value-type="string" calcext:value-type="string">
            <text:p>Média</text:p>
          </table:table-cell>
          <table:table-cell office:value-type="float" office:value="127" calcext:value-type="float">
            <text:p>127</text:p>
          </table:table-cell>
          <table:table-cell table:formula="of:=CONCATENATE(&quot;{text : &quot;&quot;&quot;;[.C36];&quot;&quot;&quot;, colorHue : &quot;; [.D36];&quot;},&quot;)" office:value-type="string" office:string-value="{text : &quot;Média&quot;, colorHue : 127}," calcext:value-type="string">
            <text:p>{text : "Média", colorHue : 127},</text:p>
          </table:table-cell>
          <table:table-cell office:value-type="float" office:value="87" calcext:value-type="float">
            <text:p>87</text:p>
          </table:table-cell>
          <table:table-cell table:formula="of:=CONCATENATE(&quot;{text : &quot;&quot;&quot;;[.C36];&quot;&quot;&quot;, colorHue : &quot;; [.F36];&quot;},&quot;)" office:value-type="string" office:string-value="{text : &quot;Média&quot;, colorHue : 87}," calcext:value-type="string">
            <text:p>{text : "Média", colorHue : 87},</text:p>
          </table:table-cell>
          <table:table-cell table:formula="of:=CONCATENATE(&quot;{id : &quot;;[.A36];&quot;, type : &quot;&quot;&quot;;[.B36];&quot;&quot;&quot;, label : &quot;&quot;&quot;;[.C36];&quot;&quot;&quot;, colorHue : &quot;; [.D36];&quot;},&quot;)" office:value-type="string" office:string-value="{id : 44, type : &quot;Secteur d'activité&quot;, label : &quot;Média&quot;, colorHue : 127}," calcext:value-type="string">
            <text:p>{id : 44, type : "Secteur d'activité", label : "Média", colorHue : 127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Axa</text:p>
          </table:table-cell>
          <table:table-cell office:value-type="float" office:value="150" calcext:value-type="float">
            <text:p>150</text:p>
          </table:table-cell>
          <table:table-cell table:formula="of:=CONCATENATE(&quot;{text : &quot;&quot;&quot;;[.C37];&quot;&quot;&quot;, colorHue : &quot;; [.D37];&quot;},&quot;)" office:value-type="string" office:string-value="{text : &quot;Axa&quot;, colorHue : 150}," calcext:value-type="string">
            <text:p>{text : "Axa", colorHue : 150},</text:p>
          </table:table-cell>
          <table:table-cell office:value-type="float" office:value="100" calcext:value-type="float">
            <text:p>100</text:p>
          </table:table-cell>
          <table:table-cell table:formula="of:=CONCATENATE(&quot;{text : &quot;&quot;&quot;;[.C37];&quot;&quot;&quot;, colorHue : &quot;; [.F37];&quot;},&quot;)" office:value-type="string" office:string-value="{text : &quot;Axa&quot;, colorHue : 100}," calcext:value-type="string">
            <text:p>{text : "Axa", colorHue : 100},</text:p>
          </table:table-cell>
          <table:table-cell table:formula="of:=CONCATENATE(&quot;{id : &quot;;[.A37];&quot;, type : &quot;&quot;&quot;;[.B37];&quot;&quot;&quot;, label : &quot;&quot;&quot;;[.C37];&quot;&quot;&quot;, colorHue : &quot;; [.D37];&quot;},&quot;)" office:value-type="string" office:string-value="{id : 45, type : &quot;Entreprises&quot;, label : &quot;Axa&quot;, colorHue : 150}," calcext:value-type="string">
            <text:p>{id : 45, type : "Entreprises", label : "Axa", colorHue : 150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Universal music</text:p>
          </table:table-cell>
          <table:table-cell office:value-type="float" office:value="151" calcext:value-type="float">
            <text:p>151</text:p>
          </table:table-cell>
          <table:table-cell table:formula="of:=CONCATENATE(&quot;{text : &quot;&quot;&quot;;[.C38];&quot;&quot;&quot;, colorHue : &quot;; [.D38];&quot;},&quot;)" office:value-type="string" office:string-value="{text : &quot;Universal music&quot;, colorHue : 151}," calcext:value-type="string">
            <text:p>{text : "Universal music", colorHue : 151},</text:p>
          </table:table-cell>
          <table:table-cell office:value-type="float" office:value="101" calcext:value-type="float">
            <text:p>101</text:p>
          </table:table-cell>
          <table:table-cell table:formula="of:=CONCATENATE(&quot;{text : &quot;&quot;&quot;;[.C38];&quot;&quot;&quot;, colorHue : &quot;; [.F38];&quot;},&quot;)" office:value-type="string" office:string-value="{text : &quot;Universal music&quot;, colorHue : 101}," calcext:value-type="string">
            <text:p>{text : "Universal music", colorHue : 101},</text:p>
          </table:table-cell>
          <table:table-cell table:formula="of:=CONCATENATE(&quot;{id : &quot;;[.A38];&quot;, type : &quot;&quot;&quot;;[.B38];&quot;&quot;&quot;, label : &quot;&quot;&quot;;[.C38];&quot;&quot;&quot;, colorHue : &quot;; [.D38];&quot;},&quot;)" office:value-type="string" office:string-value="{id : 46, type : &quot;Entreprises&quot;, label : &quot;Universal music&quot;, colorHue : 151}," calcext:value-type="string">
            <text:p>{id : 46, type : "Entreprises", label : "Universal music", colorHue : 151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SFR</text:p>
          </table:table-cell>
          <table:table-cell office:value-type="float" office:value="152" calcext:value-type="float">
            <text:p>152</text:p>
          </table:table-cell>
          <table:table-cell table:formula="of:=CONCATENATE(&quot;{text : &quot;&quot;&quot;;[.C39];&quot;&quot;&quot;, colorHue : &quot;; [.D39];&quot;},&quot;)" office:value-type="string" office:string-value="{text : &quot;SFR&quot;, colorHue : 152}," calcext:value-type="string">
            <text:p>{text : "SFR", colorHue : 152},</text:p>
          </table:table-cell>
          <table:table-cell office:value-type="float" office:value="102" calcext:value-type="float">
            <text:p>102</text:p>
          </table:table-cell>
          <table:table-cell table:formula="of:=CONCATENATE(&quot;{text : &quot;&quot;&quot;;[.C39];&quot;&quot;&quot;, colorHue : &quot;; [.F39];&quot;},&quot;)" office:value-type="string" office:string-value="{text : &quot;SFR&quot;, colorHue : 102}," calcext:value-type="string">
            <text:p>{text : "SFR", colorHue : 102},</text:p>
          </table:table-cell>
          <table:table-cell table:formula="of:=CONCATENATE(&quot;{id : &quot;;[.A39];&quot;, type : &quot;&quot;&quot;;[.B39];&quot;&quot;&quot;, label : &quot;&quot;&quot;;[.C39];&quot;&quot;&quot;, colorHue : &quot;; [.D39];&quot;},&quot;)" office:value-type="string" office:string-value="{id : 47, type : &quot;Entreprises&quot;, label : &quot;SFR&quot;, colorHue : 152}," calcext:value-type="string">
            <text:p>{id : 47, type : "Entreprises", label : "SFR", colorHue : 152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Bouygues Telecom</text:p>
          </table:table-cell>
          <table:table-cell office:value-type="float" office:value="153" calcext:value-type="float">
            <text:p>153</text:p>
          </table:table-cell>
          <table:table-cell table:formula="of:=CONCATENATE(&quot;{text : &quot;&quot;&quot;;[.C40];&quot;&quot;&quot;, colorHue : &quot;; [.D40];&quot;},&quot;)" office:value-type="string" office:string-value="{text : &quot;Bouygues Telecom&quot;, colorHue : 153}," calcext:value-type="string">
            <text:p>{text : "Bouygues Telecom", colorHue : 153},</text:p>
          </table:table-cell>
          <table:table-cell office:value-type="float" office:value="103" calcext:value-type="float">
            <text:p>103</text:p>
          </table:table-cell>
          <table:table-cell table:formula="of:=CONCATENATE(&quot;{text : &quot;&quot;&quot;;[.C40];&quot;&quot;&quot;, colorHue : &quot;; [.F40];&quot;},&quot;)" office:value-type="string" office:string-value="{text : &quot;Bouygues Telecom&quot;, colorHue : 103}," calcext:value-type="string">
            <text:p>{text : "Bouygues Telecom", colorHue : 103},</text:p>
          </table:table-cell>
          <table:table-cell table:formula="of:=CONCATENATE(&quot;{id : &quot;;[.A40];&quot;, type : &quot;&quot;&quot;;[.B40];&quot;&quot;&quot;, label : &quot;&quot;&quot;;[.C40];&quot;&quot;&quot;, colorHue : &quot;; [.D40];&quot;},&quot;)" office:value-type="string" office:string-value="{id : 48, type : &quot;Entreprises&quot;, label : &quot;Bouygues Telecom&quot;, colorHue : 153}," calcext:value-type="string">
            <text:p>{id : 48, type : "Entreprises", label : "Bouygues Telecom", colorHue : 153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AFP</text:p>
          </table:table-cell>
          <table:table-cell office:value-type="float" office:value="154" calcext:value-type="float">
            <text:p>154</text:p>
          </table:table-cell>
          <table:table-cell table:formula="of:=CONCATENATE(&quot;{text : &quot;&quot;&quot;;[.C41];&quot;&quot;&quot;, colorHue : &quot;; [.D41];&quot;},&quot;)" office:value-type="string" office:string-value="{text : &quot;AFP&quot;, colorHue : 154}," calcext:value-type="string">
            <text:p>{text : "AFP", colorHue : 154},</text:p>
          </table:table-cell>
          <table:table-cell office:value-type="float" office:value="104" calcext:value-type="float">
            <text:p>104</text:p>
          </table:table-cell>
          <table:table-cell table:formula="of:=CONCATENATE(&quot;{text : &quot;&quot;&quot;;[.C41];&quot;&quot;&quot;, colorHue : &quot;; [.F41];&quot;},&quot;)" office:value-type="string" office:string-value="{text : &quot;AFP&quot;, colorHue : 104}," calcext:value-type="string">
            <text:p>{text : "AFP", colorHue : 104},</text:p>
          </table:table-cell>
          <table:table-cell table:formula="of:=CONCATENATE(&quot;{id : &quot;;[.A41];&quot;, type : &quot;&quot;&quot;;[.B41];&quot;&quot;&quot;, label : &quot;&quot;&quot;;[.C41];&quot;&quot;&quot;, colorHue : &quot;; [.D41];&quot;},&quot;)" office:value-type="string" office:string-value="{id : 49, type : &quot;Entreprises&quot;, label : &quot;AFP&quot;, colorHue : 154}," calcext:value-type="string">
            <text:p>{id : 49, type : "Entreprises", label : "AFP", colorHue : 154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INRIA</text:p>
          </table:table-cell>
          <table:table-cell office:value-type="float" office:value="155" calcext:value-type="float">
            <text:p>155</text:p>
          </table:table-cell>
          <table:table-cell table:formula="of:=CONCATENATE(&quot;{text : &quot;&quot;&quot;;[.C42];&quot;&quot;&quot;, colorHue : &quot;; [.D42];&quot;},&quot;)" office:value-type="string" office:string-value="{text : &quot;INRIA&quot;, colorHue : 155}," calcext:value-type="string">
            <text:p>{text : "INRIA", colorHue : 155},</text:p>
          </table:table-cell>
          <table:table-cell office:value-type="float" office:value="105" calcext:value-type="float">
            <text:p>105</text:p>
          </table:table-cell>
          <table:table-cell table:formula="of:=CONCATENATE(&quot;{text : &quot;&quot;&quot;;[.C42];&quot;&quot;&quot;, colorHue : &quot;; [.F42];&quot;},&quot;)" office:value-type="string" office:string-value="{text : &quot;INRIA&quot;, colorHue : 105}," calcext:value-type="string">
            <text:p>{text : "INRIA", colorHue : 105},</text:p>
          </table:table-cell>
          <table:table-cell table:formula="of:=CONCATENATE(&quot;{id : &quot;;[.A42];&quot;, type : &quot;&quot;&quot;;[.B42];&quot;&quot;&quot;, label : &quot;&quot;&quot;;[.C42];&quot;&quot;&quot;, colorHue : &quot;; [.D42];&quot;},&quot;)" office:value-type="string" office:string-value="{id : 50, type : &quot;Entreprises&quot;, label : &quot;INRIA&quot;, colorHue : 155}," calcext:value-type="string">
            <text:p>{id : 50, type : "Entreprises", label : "INRIA", colorHue : 155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treprises</text:p>
          </table:table-cell>
          <table:table-cell office:value-type="string" calcext:value-type="string">
            <text:p>INSA</text:p>
          </table:table-cell>
          <table:table-cell office:value-type="float" office:value="156" calcext:value-type="float">
            <text:p>156</text:p>
          </table:table-cell>
          <table:table-cell table:formula="of:=CONCATENATE(&quot;{text : &quot;&quot;&quot;;[.C43];&quot;&quot;&quot;, colorHue : &quot;; [.D43];&quot;},&quot;)" office:value-type="string" office:string-value="{text : &quot;INSA&quot;, colorHue : 156}," calcext:value-type="string">
            <text:p>{text : "INSA", colorHue : 156},</text:p>
          </table:table-cell>
          <table:table-cell office:value-type="float" office:value="106" calcext:value-type="float">
            <text:p>106</text:p>
          </table:table-cell>
          <table:table-cell table:formula="of:=CONCATENATE(&quot;{text : &quot;&quot;&quot;;[.C43];&quot;&quot;&quot;, colorHue : &quot;; [.F43];&quot;},&quot;)" office:value-type="string" office:string-value="{text : &quot;INSA&quot;, colorHue : 106}," calcext:value-type="string">
            <text:p>{text : "INSA", colorHue : 106},</text:p>
          </table:table-cell>
          <table:table-cell table:formula="of:=CONCATENATE(&quot;{id : &quot;;[.A43];&quot;, type : &quot;&quot;&quot;;[.B43];&quot;&quot;&quot;, label : &quot;&quot;&quot;;[.C43];&quot;&quot;&quot;, colorHue : &quot;; [.D43];&quot;},&quot;)" office:value-type="string" office:string-value="{id : 51, type : &quot;Entreprises&quot;, label : &quot;INSA&quot;, colorHue : 156}," calcext:value-type="string">
            <text:p>{id : 51, type : "Entreprises", label : "INSA", colorHue : 156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.Net 3.5</text:p>
          </table:table-cell>
          <table:table-cell office:value-type="float" office:value="180" calcext:value-type="float">
            <text:p>180</text:p>
          </table:table-cell>
          <table:table-cell table:formula="of:=CONCATENATE(&quot;{text : &quot;&quot;&quot;;[.C44];&quot;&quot;&quot;, colorHue : &quot;; [.D44];&quot;},&quot;)" office:value-type="string" office:string-value="{text : &quot;.Net 3.5&quot;, colorHue : 180}," calcext:value-type="string">
            <text:p>{text : ".Net 3.5", colorHue : 180},</text:p>
          </table:table-cell>
          <table:table-cell office:value-type="float" office:value="120" calcext:value-type="float">
            <text:p>120</text:p>
          </table:table-cell>
          <table:table-cell table:formula="of:=CONCATENATE(&quot;{text : &quot;&quot;&quot;;[.C44];&quot;&quot;&quot;, colorHue : &quot;; [.F44];&quot;},&quot;)" office:value-type="string" office:string-value="{text : &quot;.Net 3.5&quot;, colorHue : 120}," calcext:value-type="string">
            <text:p>{text : ".Net 3.5", colorHue : 120},</text:p>
          </table:table-cell>
          <table:table-cell table:formula="of:=CONCATENATE(&quot;{id : &quot;;[.A44];&quot;, type : &quot;&quot;&quot;;[.B44];&quot;&quot;&quot;, label : &quot;&quot;&quot;;[.C44];&quot;&quot;&quot;, colorHue : &quot;; [.D44];&quot;},&quot;)" office:value-type="string" office:string-value="{id : 52, type : &quot;Technologies logicielles&quot;, label : &quot;.Net 3.5&quot;, colorHue : 180}," calcext:value-type="string">
            <text:p>{id : 52, type : "Technologies logicielles", label : ".Net 3.5", colorHue : 180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.Net 4.5</text:p>
          </table:table-cell>
          <table:table-cell office:value-type="float" office:value="181" calcext:value-type="float">
            <text:p>181</text:p>
          </table:table-cell>
          <table:table-cell table:formula="of:=CONCATENATE(&quot;{text : &quot;&quot;&quot;;[.C45];&quot;&quot;&quot;, colorHue : &quot;; [.D45];&quot;},&quot;)" office:value-type="string" office:string-value="{text : &quot;.Net 4.5&quot;, colorHue : 181}," calcext:value-type="string">
            <text:p>{text : ".Net 4.5", colorHue : 181},</text:p>
          </table:table-cell>
          <table:table-cell office:value-type="float" office:value="121" calcext:value-type="float">
            <text:p>121</text:p>
          </table:table-cell>
          <table:table-cell table:formula="of:=CONCATENATE(&quot;{text : &quot;&quot;&quot;;[.C45];&quot;&quot;&quot;, colorHue : &quot;; [.F45];&quot;},&quot;)" office:value-type="string" office:string-value="{text : &quot;.Net 4.5&quot;, colorHue : 121}," calcext:value-type="string">
            <text:p>{text : ".Net 4.5", colorHue : 121},</text:p>
          </table:table-cell>
          <table:table-cell table:formula="of:=CONCATENATE(&quot;{id : &quot;;[.A45];&quot;, type : &quot;&quot;&quot;;[.B45];&quot;&quot;&quot;, label : &quot;&quot;&quot;;[.C45];&quot;&quot;&quot;, colorHue : &quot;; [.D45];&quot;},&quot;)" office:value-type="string" office:string-value="{id : 53, type : &quot;Technologies logicielles&quot;, label : &quot;.Net 4.5&quot;, colorHue : 181}," calcext:value-type="string">
            <text:p>{id : 53, type : "Technologies logicielles", label : ".Net 4.5", colorHue : 181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Jquery</text:p>
          </table:table-cell>
          <table:table-cell office:value-type="float" office:value="182" calcext:value-type="float">
            <text:p>182</text:p>
          </table:table-cell>
          <table:table-cell table:formula="of:=CONCATENATE(&quot;{text : &quot;&quot;&quot;;[.C46];&quot;&quot;&quot;, colorHue : &quot;; [.D46];&quot;},&quot;)" office:value-type="string" office:string-value="{text : &quot;Jquery&quot;, colorHue : 182}," calcext:value-type="string">
            <text:p>{text : "Jquery", colorHue : 182},</text:p>
          </table:table-cell>
          <table:table-cell office:value-type="float" office:value="122" calcext:value-type="float">
            <text:p>122</text:p>
          </table:table-cell>
          <table:table-cell table:formula="of:=CONCATENATE(&quot;{text : &quot;&quot;&quot;;[.C46];&quot;&quot;&quot;, colorHue : &quot;; [.F46];&quot;},&quot;)" office:value-type="string" office:string-value="{text : &quot;Jquery&quot;, colorHue : 122}," calcext:value-type="string">
            <text:p>{text : "Jquery", colorHue : 122},</text:p>
          </table:table-cell>
          <table:table-cell table:formula="of:=CONCATENATE(&quot;{id : &quot;;[.A46];&quot;, type : &quot;&quot;&quot;;[.B46];&quot;&quot;&quot;, label : &quot;&quot;&quot;;[.C46];&quot;&quot;&quot;, colorHue : &quot;; [.D46];&quot;},&quot;)" office:value-type="string" office:string-value="{id : 54, type : &quot;Technologies logicielles&quot;, label : &quot;Jquery&quot;, colorHue : 182}," calcext:value-type="string">
            <text:p>{id : 54, type : "Technologies logicielles", label : "Jquery", colorHue : 182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AngularJs</text:p>
          </table:table-cell>
          <table:table-cell office:value-type="float" office:value="183" calcext:value-type="float">
            <text:p>183</text:p>
          </table:table-cell>
          <table:table-cell table:formula="of:=CONCATENATE(&quot;{text : &quot;&quot;&quot;;[.C47];&quot;&quot;&quot;, colorHue : &quot;; [.D47];&quot;},&quot;)" office:value-type="string" office:string-value="{text : &quot;AngularJs&quot;, colorHue : 183}," calcext:value-type="string">
            <text:p>{text : "AngularJs", colorHue : 183},</text:p>
          </table:table-cell>
          <table:table-cell office:value-type="float" office:value="123" calcext:value-type="float">
            <text:p>123</text:p>
          </table:table-cell>
          <table:table-cell table:formula="of:=CONCATENATE(&quot;{text : &quot;&quot;&quot;;[.C47];&quot;&quot;&quot;, colorHue : &quot;; [.F47];&quot;},&quot;)" office:value-type="string" office:string-value="{text : &quot;AngularJs&quot;, colorHue : 123}," calcext:value-type="string">
            <text:p>{text : "AngularJs", colorHue : 123},</text:p>
          </table:table-cell>
          <table:table-cell table:formula="of:=CONCATENATE(&quot;{id : &quot;;[.A47];&quot;, type : &quot;&quot;&quot;;[.B47];&quot;&quot;&quot;, label : &quot;&quot;&quot;;[.C47];&quot;&quot;&quot;, colorHue : &quot;; [.D47];&quot;},&quot;)" office:value-type="string" office:string-value="{id : 55, type : &quot;Technologies logicielles&quot;, label : &quot;AngularJs&quot;, colorHue : 183}," calcext:value-type="string">
            <text:p>{id : 55, type : "Technologies logicielles", label : "AngularJs", colorHue : 183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SignalR</text:p>
          </table:table-cell>
          <table:table-cell office:value-type="float" office:value="184" calcext:value-type="float">
            <text:p>184</text:p>
          </table:table-cell>
          <table:table-cell table:formula="of:=CONCATENATE(&quot;{text : &quot;&quot;&quot;;[.C48];&quot;&quot;&quot;, colorHue : &quot;; [.D48];&quot;},&quot;)" office:value-type="string" office:string-value="{text : &quot;SignalR&quot;, colorHue : 184}," calcext:value-type="string">
            <text:p>{text : "SignalR", colorHue : 184},</text:p>
          </table:table-cell>
          <table:table-cell office:value-type="float" office:value="124" calcext:value-type="float">
            <text:p>124</text:p>
          </table:table-cell>
          <table:table-cell table:formula="of:=CONCATENATE(&quot;{text : &quot;&quot;&quot;;[.C48];&quot;&quot;&quot;, colorHue : &quot;; [.F48];&quot;},&quot;)" office:value-type="string" office:string-value="{text : &quot;SignalR&quot;, colorHue : 124}," calcext:value-type="string">
            <text:p>{text : "SignalR", colorHue : 124},</text:p>
          </table:table-cell>
          <table:table-cell table:formula="of:=CONCATENATE(&quot;{id : &quot;;[.A48];&quot;, type : &quot;&quot;&quot;;[.B48];&quot;&quot;&quot;, label : &quot;&quot;&quot;;[.C48];&quot;&quot;&quot;, colorHue : &quot;; [.D48];&quot;},&quot;)" office:value-type="string" office:string-value="{id : 56, type : &quot;Technologies logicielles&quot;, label : &quot;SignalR&quot;, colorHue : 184}," calcext:value-type="string">
            <text:p>{id : 56, type : "Technologies logicielles", label : "SignalR", colorHue : 184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WebSockets</text:p>
          </table:table-cell>
          <table:table-cell office:value-type="float" office:value="185" calcext:value-type="float">
            <text:p>185</text:p>
          </table:table-cell>
          <table:table-cell table:formula="of:=CONCATENATE(&quot;{text : &quot;&quot;&quot;;[.C49];&quot;&quot;&quot;, colorHue : &quot;; [.D49];&quot;},&quot;)" office:value-type="string" office:string-value="{text : &quot;WebSockets&quot;, colorHue : 185}," calcext:value-type="string">
            <text:p>{text : "WebSockets", colorHue : 185},</text:p>
          </table:table-cell>
          <table:table-cell office:value-type="float" office:value="125" calcext:value-type="float">
            <text:p>125</text:p>
          </table:table-cell>
          <table:table-cell table:formula="of:=CONCATENATE(&quot;{text : &quot;&quot;&quot;;[.C49];&quot;&quot;&quot;, colorHue : &quot;; [.F49];&quot;},&quot;)" office:value-type="string" office:string-value="{text : &quot;WebSockets&quot;, colorHue : 125}," calcext:value-type="string">
            <text:p>{text : "WebSockets", colorHue : 125},</text:p>
          </table:table-cell>
          <table:table-cell table:formula="of:=CONCATENATE(&quot;{id : &quot;;[.A49];&quot;, type : &quot;&quot;&quot;;[.B49];&quot;&quot;&quot;, label : &quot;&quot;&quot;;[.C49];&quot;&quot;&quot;, colorHue : &quot;; [.D49];&quot;},&quot;)" office:value-type="string" office:string-value="{id : 57, type : &quot;Technologies logicielles&quot;, label : &quot;WebSockets&quot;, colorHue : 185}," calcext:value-type="string">
            <text:p>{id : 57, type : "Technologies logicielles", label : "WebSockets", colorHue : 185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chnologies logicielles</text:p>
          </table:table-cell>
          <table:table-cell office:value-type="string" calcext:value-type="string">
            <text:p>WebServices</text:p>
          </table:table-cell>
          <table:table-cell office:value-type="float" office:value="186" calcext:value-type="float">
            <text:p>186</text:p>
          </table:table-cell>
          <table:table-cell table:formula="of:=CONCATENATE(&quot;{text : &quot;&quot;&quot;;[.C50];&quot;&quot;&quot;, colorHue : &quot;; [.D50];&quot;},&quot;)" office:value-type="string" office:string-value="{text : &quot;WebServices&quot;, colorHue : 186}," calcext:value-type="string">
            <text:p>{text : "WebServices", colorHue : 186},</text:p>
          </table:table-cell>
          <table:table-cell office:value-type="float" office:value="126" calcext:value-type="float">
            <text:p>126</text:p>
          </table:table-cell>
          <table:table-cell table:formula="of:=CONCATENATE(&quot;{text : &quot;&quot;&quot;;[.C50];&quot;&quot;&quot;, colorHue : &quot;; [.F50];&quot;},&quot;)" office:value-type="string" office:string-value="{text : &quot;WebServices&quot;, colorHue : 126}," calcext:value-type="string">
            <text:p>{text : "WebServices", colorHue : 126},</text:p>
          </table:table-cell>
          <table:table-cell table:formula="of:=CONCATENATE(&quot;{id : &quot;;[.A50];&quot;, type : &quot;&quot;&quot;;[.B50];&quot;&quot;&quot;, label : &quot;&quot;&quot;;[.C50];&quot;&quot;&quot;, colorHue : &quot;; [.D50];&quot;},&quot;)" office:value-type="string" office:string-value="{id : 58, type : &quot;Technologies logicielles&quot;, label : &quot;WebServices&quot;, colorHue : 186}," calcext:value-type="string">
            <text:p>{id : 58, type : "Technologies logicielles", label : "WebServices", colorHue : 186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Excel</text:p>
          </table:table-cell>
          <table:table-cell office:value-type="float" office:value="210" calcext:value-type="float">
            <text:p>210</text:p>
          </table:table-cell>
          <table:table-cell table:formula="of:=CONCATENATE(&quot;{text : &quot;&quot;&quot;;[.C51];&quot;&quot;&quot;, colorHue : &quot;; [.D51];&quot;},&quot;)" office:value-type="string" office:string-value="{text : &quot;Excel&quot;, colorHue : 210}," calcext:value-type="string">
            <text:p>{text : "Excel", colorHue : 210},</text:p>
          </table:table-cell>
          <table:table-cell office:value-type="float" office:value="140" calcext:value-type="float">
            <text:p>140</text:p>
          </table:table-cell>
          <table:table-cell table:formula="of:=CONCATENATE(&quot;{text : &quot;&quot;&quot;;[.C51];&quot;&quot;&quot;, colorHue : &quot;; [.F51];&quot;},&quot;)" office:value-type="string" office:string-value="{text : &quot;Excel&quot;, colorHue : 140}," calcext:value-type="string">
            <text:p>{text : "Excel", colorHue : 140},</text:p>
          </table:table-cell>
          <table:table-cell table:formula="of:=CONCATENATE(&quot;{id : &quot;;[.A51];&quot;, type : &quot;&quot;&quot;;[.B51];&quot;&quot;&quot;, label : &quot;&quot;&quot;;[.C51];&quot;&quot;&quot;, colorHue : &quot;; [.D51];&quot;},&quot;)" office:value-type="string" office:string-value="{id : 59, type : &quot;Logiciels de Bureautique&quot;, label : &quot;Excel&quot;, colorHue : 210}," calcext:value-type="string">
            <text:p>{id : 59, type : "Logiciels de Bureautique", label : "Excel", colorHue : 210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Word</text:p>
          </table:table-cell>
          <table:table-cell office:value-type="float" office:value="211" calcext:value-type="float">
            <text:p>211</text:p>
          </table:table-cell>
          <table:table-cell table:formula="of:=CONCATENATE(&quot;{text : &quot;&quot;&quot;;[.C52];&quot;&quot;&quot;, colorHue : &quot;; [.D52];&quot;},&quot;)" office:value-type="string" office:string-value="{text : &quot;Word&quot;, colorHue : 211}," calcext:value-type="string">
            <text:p>{text : "Word", colorHue : 211},</text:p>
          </table:table-cell>
          <table:table-cell office:value-type="float" office:value="141" calcext:value-type="float">
            <text:p>141</text:p>
          </table:table-cell>
          <table:table-cell table:formula="of:=CONCATENATE(&quot;{text : &quot;&quot;&quot;;[.C52];&quot;&quot;&quot;, colorHue : &quot;; [.F52];&quot;},&quot;)" office:value-type="string" office:string-value="{text : &quot;Word&quot;, colorHue : 141}," calcext:value-type="string">
            <text:p>{text : "Word", colorHue : 141},</text:p>
          </table:table-cell>
          <table:table-cell table:formula="of:=CONCATENATE(&quot;{id : &quot;;[.A52];&quot;, type : &quot;&quot;&quot;;[.B52];&quot;&quot;&quot;, label : &quot;&quot;&quot;;[.C52];&quot;&quot;&quot;, colorHue : &quot;; [.D52];&quot;},&quot;)" office:value-type="string" office:string-value="{id : 60, type : &quot;Logiciels de Bureautique&quot;, label : &quot;Word&quot;, colorHue : 211}," calcext:value-type="string">
            <text:p>{id : 60, type : "Logiciels de Bureautique", label : "Word", colorHue : 211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TeX</text:p>
          </table:table-cell>
          <table:table-cell office:value-type="float" office:value="212" calcext:value-type="float">
            <text:p>212</text:p>
          </table:table-cell>
          <table:table-cell table:formula="of:=CONCATENATE(&quot;{text : &quot;&quot;&quot;;[.C53];&quot;&quot;&quot;, colorHue : &quot;; [.D53];&quot;},&quot;)" office:value-type="string" office:string-value="{text : &quot;TeX&quot;, colorHue : 212}," calcext:value-type="string">
            <text:p>{text : "TeX", colorHue : 212},</text:p>
          </table:table-cell>
          <table:table-cell office:value-type="float" office:value="142" calcext:value-type="float">
            <text:p>142</text:p>
          </table:table-cell>
          <table:table-cell table:formula="of:=CONCATENATE(&quot;{text : &quot;&quot;&quot;;[.C53];&quot;&quot;&quot;, colorHue : &quot;; [.F53];&quot;},&quot;)" office:value-type="string" office:string-value="{text : &quot;TeX&quot;, colorHue : 142}," calcext:value-type="string">
            <text:p>{text : "TeX", colorHue : 142},</text:p>
          </table:table-cell>
          <table:table-cell table:formula="of:=CONCATENATE(&quot;{id : &quot;;[.A53];&quot;, type : &quot;&quot;&quot;;[.B53];&quot;&quot;&quot;, label : &quot;&quot;&quot;;[.C53];&quot;&quot;&quot;, colorHue : &quot;; [.D53];&quot;},&quot;)" office:value-type="string" office:string-value="{id : 61, type : &quot;Logiciels de Bureautique&quot;, label : &quot;TeX&quot;, colorHue : 212}," calcext:value-type="string">
            <text:p>{id : 61, type : "Logiciels de Bureautique", label : "TeX", colorHue : 212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Power Point</text:p>
          </table:table-cell>
          <table:table-cell office:value-type="float" office:value="213" calcext:value-type="float">
            <text:p>213</text:p>
          </table:table-cell>
          <table:table-cell table:formula="of:=CONCATENATE(&quot;{text : &quot;&quot;&quot;;[.C54];&quot;&quot;&quot;, colorHue : &quot;; [.D54];&quot;},&quot;)" office:value-type="string" office:string-value="{text : &quot;Power Point&quot;, colorHue : 213}," calcext:value-type="string">
            <text:p>{text : "Power Point", colorHue : 213},</text:p>
          </table:table-cell>
          <table:table-cell office:value-type="float" office:value="143" calcext:value-type="float">
            <text:p>143</text:p>
          </table:table-cell>
          <table:table-cell table:formula="of:=CONCATENATE(&quot;{text : &quot;&quot;&quot;;[.C54];&quot;&quot;&quot;, colorHue : &quot;; [.F54];&quot;},&quot;)" office:value-type="string" office:string-value="{text : &quot;Power Point&quot;, colorHue : 143}," calcext:value-type="string">
            <text:p>{text : "Power Point", colorHue : 143},</text:p>
          </table:table-cell>
          <table:table-cell table:formula="of:=CONCATENATE(&quot;{id : &quot;;[.A54];&quot;, type : &quot;&quot;&quot;;[.B54];&quot;&quot;&quot;, label : &quot;&quot;&quot;;[.C54];&quot;&quot;&quot;, colorHue : &quot;; [.D54];&quot;},&quot;)" office:value-type="string" office:string-value="{id : 62, type : &quot;Logiciels de Bureautique&quot;, label : &quot;Power Point&quot;, colorHue : 213}," calcext:value-type="string">
            <text:p>{id : 62, type : "Logiciels de Bureautique", label : "Power Point", colorHue : 213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ogiciels de Bureautique</text:p>
          </table:table-cell>
          <table:table-cell office:value-type="string" calcext:value-type="string">
            <text:p>Outlook</text:p>
          </table:table-cell>
          <table:table-cell office:value-type="float" office:value="214" calcext:value-type="float">
            <text:p>214</text:p>
          </table:table-cell>
          <table:table-cell table:formula="of:=CONCATENATE(&quot;{text : &quot;&quot;&quot;;[.C55];&quot;&quot;&quot;, colorHue : &quot;; [.D55];&quot;},&quot;)" office:value-type="string" office:string-value="{text : &quot;Outlook&quot;, colorHue : 214}," calcext:value-type="string">
            <text:p>{text : "Outlook", colorHue : 214},</text:p>
          </table:table-cell>
          <table:table-cell office:value-type="float" office:value="144" calcext:value-type="float">
            <text:p>144</text:p>
          </table:table-cell>
          <table:table-cell table:formula="of:=CONCATENATE(&quot;{text : &quot;&quot;&quot;;[.C55];&quot;&quot;&quot;, colorHue : &quot;; [.F55];&quot;},&quot;)" office:value-type="string" office:string-value="{text : &quot;Outlook&quot;, colorHue : 144}," calcext:value-type="string">
            <text:p>{text : "Outlook", colorHue : 144},</text:p>
          </table:table-cell>
          <table:table-cell table:formula="of:=CONCATENATE(&quot;{id : &quot;;[.A55];&quot;, type : &quot;&quot;&quot;;[.B55];&quot;&quot;&quot;, label : &quot;&quot;&quot;;[.C55];&quot;&quot;&quot;, colorHue : &quot;; [.D55];&quot;},&quot;)" office:value-type="string" office:string-value="{id : 63, type : &quot;Logiciels de Bureautique&quot;, label : &quot;Outlook&quot;, colorHue : 214}," calcext:value-type="string">
            <text:p>{id : 63, type : "Logiciels de Bureautique", label : "Outlook", colorHue : 214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Chiffrage</text:p>
          </table:table-cell>
          <table:table-cell office:value-type="float" office:value="240" calcext:value-type="float">
            <text:p>240</text:p>
          </table:table-cell>
          <table:table-cell table:formula="of:=CONCATENATE(&quot;{text : &quot;&quot;&quot;;[.C56];&quot;&quot;&quot;, colorHue : &quot;; [.D56];&quot;},&quot;)" office:value-type="string" office:string-value="{text : &quot;Chiffrage&quot;, colorHue : 240}," calcext:value-type="string">
            <text:p>{text : "Chiffrage", colorHue : 240},</text:p>
          </table:table-cell>
          <table:table-cell office:value-type="float" office:value="160" calcext:value-type="float">
            <text:p>160</text:p>
          </table:table-cell>
          <table:table-cell table:formula="of:=CONCATENATE(&quot;{text : &quot;&quot;&quot;;[.C56];&quot;&quot;&quot;, colorHue : &quot;; [.F56];&quot;},&quot;)" office:value-type="string" office:string-value="{text : &quot;Chiffrage&quot;, colorHue : 160}," calcext:value-type="string">
            <text:p>{text : "Chiffrage", colorHue : 160},</text:p>
          </table:table-cell>
          <table:table-cell table:formula="of:=CONCATENATE(&quot;{id : &quot;;[.A56];&quot;, type : &quot;&quot;&quot;;[.B56];&quot;&quot;&quot;, label : &quot;&quot;&quot;;[.C56];&quot;&quot;&quot;, colorHue : &quot;; [.D56];&quot;},&quot;)" office:value-type="string" office:string-value="{id : 64, type : &quot;Activité&quot;, label : &quot;Chiffrage&quot;, colorHue : 240}," calcext:value-type="string">
            <text:p>{id : 64, type : "Activité", label : "Chiffrage", colorHue : 240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vant-vente</text:p>
          </table:table-cell>
          <table:table-cell office:value-type="float" office:value="241" calcext:value-type="float">
            <text:p>241</text:p>
          </table:table-cell>
          <table:table-cell table:formula="of:=CONCATENATE(&quot;{text : &quot;&quot;&quot;;[.C57];&quot;&quot;&quot;, colorHue : &quot;; [.D57];&quot;},&quot;)" office:value-type="string" office:string-value="{text : &quot;Avant-vente&quot;, colorHue : 241}," calcext:value-type="string">
            <text:p>{text : "Avant-vente", colorHue : 241},</text:p>
          </table:table-cell>
          <table:table-cell office:value-type="float" office:value="161" calcext:value-type="float">
            <text:p>161</text:p>
          </table:table-cell>
          <table:table-cell table:formula="of:=CONCATENATE(&quot;{text : &quot;&quot;&quot;;[.C57];&quot;&quot;&quot;, colorHue : &quot;; [.F57];&quot;},&quot;)" office:value-type="string" office:string-value="{text : &quot;Avant-vente&quot;, colorHue : 161}," calcext:value-type="string">
            <text:p>{text : "Avant-vente", colorHue : 161},</text:p>
          </table:table-cell>
          <table:table-cell table:formula="of:=CONCATENATE(&quot;{id : &quot;;[.A57];&quot;, type : &quot;&quot;&quot;;[.B57];&quot;&quot;&quot;, label : &quot;&quot;&quot;;[.C57];&quot;&quot;&quot;, colorHue : &quot;; [.D57];&quot;},&quot;)" office:value-type="string" office:string-value="{id : 65, type : &quot;Activité&quot;, label : &quot;Avant-vente&quot;, colorHue : 241}," calcext:value-type="string">
            <text:p>{id : 65, type : "Activité", label : "Avant-vente", colorHue : 241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Conception fonctionnelle</text:p>
          </table:table-cell>
          <table:table-cell office:value-type="float" office:value="242" calcext:value-type="float">
            <text:p>242</text:p>
          </table:table-cell>
          <table:table-cell table:formula="of:=CONCATENATE(&quot;{text : &quot;&quot;&quot;;[.C58];&quot;&quot;&quot;, colorHue : &quot;; [.D58];&quot;},&quot;)" office:value-type="string" office:string-value="{text : &quot;Conception fonctionnelle&quot;, colorHue : 242}," calcext:value-type="string">
            <text:p>{text : "Conception fonctionnelle", colorHue : 242},</text:p>
          </table:table-cell>
          <table:table-cell office:value-type="float" office:value="162" calcext:value-type="float">
            <text:p>162</text:p>
          </table:table-cell>
          <table:table-cell table:formula="of:=CONCATENATE(&quot;{text : &quot;&quot;&quot;;[.C58];&quot;&quot;&quot;, colorHue : &quot;; [.F58];&quot;},&quot;)" office:value-type="string" office:string-value="{text : &quot;Conception fonctionnelle&quot;, colorHue : 162}," calcext:value-type="string">
            <text:p>{text : "Conception fonctionnelle", colorHue : 162},</text:p>
          </table:table-cell>
          <table:table-cell table:formula="of:=CONCATENATE(&quot;{id : &quot;;[.A58];&quot;, type : &quot;&quot;&quot;;[.B58];&quot;&quot;&quot;, label : &quot;&quot;&quot;;[.C58];&quot;&quot;&quot;, colorHue : &quot;; [.D58];&quot;},&quot;)" office:value-type="string" office:string-value="{id : 66, type : &quot;Activité&quot;, label : &quot;Conception fonctionnelle&quot;, colorHue : 242}," calcext:value-type="string">
            <text:p>{id : 66, type : "Activité", label : "Conception fonctionnelle", colorHue : 242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ssistance Maîtrise d'Ouvrage</text:p>
          </table:table-cell>
          <table:table-cell office:value-type="float" office:value="243" calcext:value-type="float">
            <text:p>243</text:p>
          </table:table-cell>
          <table:table-cell table:formula="of:=CONCATENATE(&quot;{text : &quot;&quot;&quot;;[.C59];&quot;&quot;&quot;, colorHue : &quot;; [.D59];&quot;},&quot;)" office:value-type="string" office:string-value="{text : &quot;Assistance Maîtrise d'Ouvrage&quot;, colorHue : 243}," calcext:value-type="string">
            <text:p>{text : "Assistance Maîtrise d'Ouvrage", colorHue : 243},</text:p>
          </table:table-cell>
          <table:table-cell office:value-type="float" office:value="163" calcext:value-type="float">
            <text:p>163</text:p>
          </table:table-cell>
          <table:table-cell table:formula="of:=CONCATENATE(&quot;{text : &quot;&quot;&quot;;[.C59];&quot;&quot;&quot;, colorHue : &quot;; [.F59];&quot;},&quot;)" office:value-type="string" office:string-value="{text : &quot;Assistance Maîtrise d'Ouvrage&quot;, colorHue : 163}," calcext:value-type="string">
            <text:p>{text : "Assistance Maîtrise d'Ouvrage", colorHue : 163},</text:p>
          </table:table-cell>
          <table:table-cell table:formula="of:=CONCATENATE(&quot;{id : &quot;;[.A59];&quot;, type : &quot;&quot;&quot;;[.B59];&quot;&quot;&quot;, label : &quot;&quot;&quot;;[.C59];&quot;&quot;&quot;, colorHue : &quot;; [.D59];&quot;},&quot;)" office:value-type="string" office:string-value="{id : 67, type : &quot;Activité&quot;, label : &quot;Assistance Maîtrise d'Ouvrage&quot;, colorHue : 243}," calcext:value-type="string">
            <text:p>{id : 67, type : "Activité", label : "Assistance Maîtrise d'Ouvrage", colorHue : 243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MOE</text:p>
          </table:table-cell>
          <table:table-cell office:value-type="float" office:value="244" calcext:value-type="float">
            <text:p>244</text:p>
          </table:table-cell>
          <table:table-cell table:formula="of:=CONCATENATE(&quot;{text : &quot;&quot;&quot;;[.C60];&quot;&quot;&quot;, colorHue : &quot;; [.D60];&quot;},&quot;)" office:value-type="string" office:string-value="{text : &quot;MOE&quot;, colorHue : 244}," calcext:value-type="string">
            <text:p>{text : "MOE", colorHue : 244},</text:p>
          </table:table-cell>
          <table:table-cell office:value-type="float" office:value="164" calcext:value-type="float">
            <text:p>164</text:p>
          </table:table-cell>
          <table:table-cell table:formula="of:=CONCATENATE(&quot;{text : &quot;&quot;&quot;;[.C60];&quot;&quot;&quot;, colorHue : &quot;; [.F60];&quot;},&quot;)" office:value-type="string" office:string-value="{text : &quot;MOE&quot;, colorHue : 164}," calcext:value-type="string">
            <text:p>{text : "MOE", colorHue : 164},</text:p>
          </table:table-cell>
          <table:table-cell table:formula="of:=CONCATENATE(&quot;{id : &quot;;[.A60];&quot;, type : &quot;&quot;&quot;;[.B60];&quot;&quot;&quot;, label : &quot;&quot;&quot;;[.C60];&quot;&quot;&quot;, colorHue : &quot;; [.D60];&quot;},&quot;)" office:value-type="string" office:string-value="{id : 68, type : &quot;Activité&quot;, label : &quot;MOE&quot;, colorHue : 244}," calcext:value-type="string">
            <text:p>{id : 68, type : "Activité", label : "MOE", colorHue : 244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TMA</text:p>
          </table:table-cell>
          <table:table-cell office:value-type="float" office:value="245" calcext:value-type="float">
            <text:p>245</text:p>
          </table:table-cell>
          <table:table-cell table:formula="of:=CONCATENATE(&quot;{text : &quot;&quot;&quot;;[.C61];&quot;&quot;&quot;, colorHue : &quot;; [.D61];&quot;},&quot;)" office:value-type="string" office:string-value="{text : &quot;TMA&quot;, colorHue : 245}," calcext:value-type="string">
            <text:p>{text : "TMA", colorHue : 245},</text:p>
          </table:table-cell>
          <table:table-cell office:value-type="float" office:value="165" calcext:value-type="float">
            <text:p>165</text:p>
          </table:table-cell>
          <table:table-cell table:formula="of:=CONCATENATE(&quot;{text : &quot;&quot;&quot;;[.C61];&quot;&quot;&quot;, colorHue : &quot;; [.F61];&quot;},&quot;)" office:value-type="string" office:string-value="{text : &quot;TMA&quot;, colorHue : 165}," calcext:value-type="string">
            <text:p>{text : "TMA", colorHue : 165},</text:p>
          </table:table-cell>
          <table:table-cell table:formula="of:=CONCATENATE(&quot;{id : &quot;;[.A61];&quot;, type : &quot;&quot;&quot;;[.B61];&quot;&quot;&quot;, label : &quot;&quot;&quot;;[.C61];&quot;&quot;&quot;, colorHue : &quot;; [.D61];&quot;},&quot;)" office:value-type="string" office:string-value="{id : 69, type : &quot;Activité&quot;, label : &quot;TMA&quot;, colorHue : 245}," calcext:value-type="string">
            <text:p>{id : 69, type : "Activité", label : "TMA", colorHue : 245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TRA</text:p>
          </table:table-cell>
          <table:table-cell office:value-type="float" office:value="246" calcext:value-type="float">
            <text:p>246</text:p>
          </table:table-cell>
          <table:table-cell table:formula="of:=CONCATENATE(&quot;{text : &quot;&quot;&quot;;[.C62];&quot;&quot;&quot;, colorHue : &quot;; [.D62];&quot;},&quot;)" office:value-type="string" office:string-value="{text : &quot;TRA&quot;, colorHue : 246}," calcext:value-type="string">
            <text:p>{text : "TRA", colorHue : 246},</text:p>
          </table:table-cell>
          <table:table-cell office:value-type="float" office:value="166" calcext:value-type="float">
            <text:p>166</text:p>
          </table:table-cell>
          <table:table-cell table:formula="of:=CONCATENATE(&quot;{text : &quot;&quot;&quot;;[.C62];&quot;&quot;&quot;, colorHue : &quot;; [.F62];&quot;},&quot;)" office:value-type="string" office:string-value="{text : &quot;TRA&quot;, colorHue : 166}," calcext:value-type="string">
            <text:p>{text : "TRA", colorHue : 166},</text:p>
          </table:table-cell>
          <table:table-cell table:formula="of:=CONCATENATE(&quot;{id : &quot;;[.A62];&quot;, type : &quot;&quot;&quot;;[.B62];&quot;&quot;&quot;, label : &quot;&quot;&quot;;[.C62];&quot;&quot;&quot;, colorHue : &quot;; [.D62];&quot;},&quot;)" office:value-type="string" office:string-value="{id : 70, type : &quot;Activité&quot;, label : &quot;TRA&quot;, colorHue : 246}," calcext:value-type="string">
            <text:p>{id : 70, type : "Activité", label : "TRA", colorHue : 246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Gestion client</text:p>
          </table:table-cell>
          <table:table-cell office:value-type="float" office:value="270" calcext:value-type="float">
            <text:p>270</text:p>
          </table:table-cell>
          <table:table-cell table:formula="of:=CONCATENATE(&quot;{text : &quot;&quot;&quot;;[.C63];&quot;&quot;&quot;, colorHue : &quot;; [.D63];&quot;},&quot;)" office:value-type="string" office:string-value="{text : &quot;Gestion client&quot;, colorHue : 270}," calcext:value-type="string">
            <text:p>{text : "Gestion client", colorHue : 270},</text:p>
          </table:table-cell>
          <table:table-cell office:value-type="float" office:value="180" calcext:value-type="float">
            <text:p>180</text:p>
          </table:table-cell>
          <table:table-cell table:formula="of:=CONCATENATE(&quot;{text : &quot;&quot;&quot;;[.C63];&quot;&quot;&quot;, colorHue : &quot;; [.F63];&quot;},&quot;)" office:value-type="string" office:string-value="{text : &quot;Gestion client&quot;, colorHue : 180}," calcext:value-type="string">
            <text:p>{text : "Gestion client", colorHue : 180},</text:p>
          </table:table-cell>
          <table:table-cell table:formula="of:=CONCATENATE(&quot;{id : &quot;;[.A63];&quot;, type : &quot;&quot;&quot;;[.B63];&quot;&quot;&quot;, label : &quot;&quot;&quot;;[.C63];&quot;&quot;&quot;, colorHue : &quot;; [.D63];&quot;},&quot;)" office:value-type="string" office:string-value="{id : 71, type : &quot;Fonctionnalité&quot;, label : &quot;Gestion client&quot;, colorHue : 270}," calcext:value-type="string">
            <text:p>{id : 71, type : "Fonctionnalité", label : "Gestion client", colorHue : 270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Facturation/Provisioning/Valorisation Ticket Télécom</text:p>
          </table:table-cell>
          <table:table-cell office:value-type="float" office:value="271" calcext:value-type="float">
            <text:p>271</text:p>
          </table:table-cell>
          <table:table-cell table:formula="of:=CONCATENATE(&quot;{text : &quot;&quot;&quot;;[.C64];&quot;&quot;&quot;, colorHue : &quot;; [.D64];&quot;},&quot;)" office:value-type="string" office:string-value="{text : &quot;Facturation/Provisioning/Valorisation Ticket Télécom&quot;, colorHue : 271}," calcext:value-type="string">
            <text:p>{text : "Facturation/Provisioning/Valorisation Ticket Télécom", colorHue : 271},</text:p>
          </table:table-cell>
          <table:table-cell office:value-type="float" office:value="181" calcext:value-type="float">
            <text:p>181</text:p>
          </table:table-cell>
          <table:table-cell table:formula="of:=CONCATENATE(&quot;{text : &quot;&quot;&quot;;[.C64];&quot;&quot;&quot;, colorHue : &quot;; [.F64];&quot;},&quot;)" office:value-type="string" office:string-value="{text : &quot;Facturation/Provisioning/Valorisation Ticket Télécom&quot;, colorHue : 181}," calcext:value-type="string">
            <text:p>{text : "Facturation/Provisioning/Valorisation Ticket Télécom", colorHue : 181},</text:p>
          </table:table-cell>
          <table:table-cell table:formula="of:=CONCATENATE(&quot;{id : &quot;;[.A64];&quot;, type : &quot;&quot;&quot;;[.B64];&quot;&quot;&quot;, label : &quot;&quot;&quot;;[.C64];&quot;&quot;&quot;, colorHue : &quot;; [.D64];&quot;},&quot;)" office:value-type="string" office:string-value="{id : 72, type : &quot;Fonctionnalité&quot;, label : &quot;Facturation/Provisioning/Valorisation Ticket Télécom&quot;, colorHue : 271}," calcext:value-type="string">
            <text:p>{id : 72, type : "Fonctionnalité", label : "Facturation/Provisioning/Valorisation Ticket Télécom", colorHue : 271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WorkForce Management</text:p>
          </table:table-cell>
          <table:table-cell office:value-type="float" office:value="272" calcext:value-type="float">
            <text:p>272</text:p>
          </table:table-cell>
          <table:table-cell table:formula="of:=CONCATENATE(&quot;{text : &quot;&quot;&quot;;[.C65];&quot;&quot;&quot;, colorHue : &quot;; [.D65];&quot;},&quot;)" office:value-type="string" office:string-value="{text : &quot;WorkForce Management&quot;, colorHue : 272}," calcext:value-type="string">
            <text:p>{text : "WorkForce Management", colorHue : 272},</text:p>
          </table:table-cell>
          <table:table-cell office:value-type="float" office:value="182" calcext:value-type="float">
            <text:p>182</text:p>
          </table:table-cell>
          <table:table-cell table:formula="of:=CONCATENATE(&quot;{text : &quot;&quot;&quot;;[.C65];&quot;&quot;&quot;, colorHue : &quot;; [.F65];&quot;},&quot;)" office:value-type="string" office:string-value="{text : &quot;WorkForce Management&quot;, colorHue : 182}," calcext:value-type="string">
            <text:p>{text : "WorkForce Management", colorHue : 182},</text:p>
          </table:table-cell>
          <table:table-cell table:formula="of:=CONCATENATE(&quot;{id : &quot;;[.A65];&quot;, type : &quot;&quot;&quot;;[.B65];&quot;&quot;&quot;, label : &quot;&quot;&quot;;[.C65];&quot;&quot;&quot;, colorHue : &quot;; [.D65];&quot;},&quot;)" office:value-type="string" office:string-value="{id : 73, type : &quot;Fonctionnalité&quot;, label : &quot;WorkForce Management&quot;, colorHue : 272}," calcext:value-type="string">
            <text:p>{id : 73, type : "Fonctionnalité", label : "WorkForce Management", colorHue : 272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TI</text:p>
          </table:table-cell>
          <table:table-cell office:value-type="float" office:value="273" calcext:value-type="float">
            <text:p>273</text:p>
          </table:table-cell>
          <table:table-cell table:formula="of:=CONCATENATE(&quot;{text : &quot;&quot;&quot;;[.C66];&quot;&quot;&quot;, colorHue : &quot;; [.D66];&quot;},&quot;)" office:value-type="string" office:string-value="{text : &quot;CTI&quot;, colorHue : 273}," calcext:value-type="string">
            <text:p>{text : "CTI", colorHue : 273},</text:p>
          </table:table-cell>
          <table:table-cell office:value-type="float" office:value="183" calcext:value-type="float">
            <text:p>183</text:p>
          </table:table-cell>
          <table:table-cell table:formula="of:=CONCATENATE(&quot;{text : &quot;&quot;&quot;;[.C66];&quot;&quot;&quot;, colorHue : &quot;; [.F66];&quot;},&quot;)" office:value-type="string" office:string-value="{text : &quot;CTI&quot;, colorHue : 183}," calcext:value-type="string">
            <text:p>{text : "CTI", colorHue : 183},</text:p>
          </table:table-cell>
          <table:table-cell table:formula="of:=CONCATENATE(&quot;{id : &quot;;[.A66];&quot;, type : &quot;&quot;&quot;;[.B66];&quot;&quot;&quot;, label : &quot;&quot;&quot;;[.C66];&quot;&quot;&quot;, colorHue : &quot;; [.D66];&quot;},&quot;)" office:value-type="string" office:string-value="{id : 74, type : &quot;Fonctionnalité&quot;, label : &quot;CTI&quot;, colorHue : 273}," calcext:value-type="string">
            <text:p>{id : 74, type : "Fonctionnalité", label : "CTI", colorHue : 273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Selfcare</text:p>
          </table:table-cell>
          <table:table-cell office:value-type="float" office:value="274" calcext:value-type="float">
            <text:p>274</text:p>
          </table:table-cell>
          <table:table-cell table:formula="of:=CONCATENATE(&quot;{text : &quot;&quot;&quot;;[.C67];&quot;&quot;&quot;, colorHue : &quot;; [.D67];&quot;},&quot;)" office:value-type="string" office:string-value="{text : &quot;Selfcare&quot;, colorHue : 274}," calcext:value-type="string">
            <text:p>{text : "Selfcare", colorHue : 274},</text:p>
          </table:table-cell>
          <table:table-cell office:value-type="float" office:value="184" calcext:value-type="float">
            <text:p>184</text:p>
          </table:table-cell>
          <table:table-cell table:formula="of:=CONCATENATE(&quot;{text : &quot;&quot;&quot;;[.C67];&quot;&quot;&quot;, colorHue : &quot;; [.F67];&quot;},&quot;)" office:value-type="string" office:string-value="{text : &quot;Selfcare&quot;, colorHue : 184}," calcext:value-type="string">
            <text:p>{text : "Selfcare", colorHue : 184},</text:p>
          </table:table-cell>
          <table:table-cell table:formula="of:=CONCATENATE(&quot;{id : &quot;;[.A67];&quot;, type : &quot;&quot;&quot;;[.B67];&quot;&quot;&quot;, label : &quot;&quot;&quot;;[.C67];&quot;&quot;&quot;, colorHue : &quot;; [.D67];&quot;},&quot;)" office:value-type="string" office:string-value="{id : 75, type : &quot;Fonctionnalité&quot;, label : &quot;Selfcare&quot;, colorHue : 274}," calcext:value-type="string">
            <text:p>{id : 75, type : "Fonctionnalité", label : "Selfcare", colorHue : 274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Genesys (Config, Routage, Events)</text:p>
          </table:table-cell>
          <table:table-cell office:value-type="float" office:value="300" calcext:value-type="float">
            <text:p>300</text:p>
          </table:table-cell>
          <table:table-cell table:formula="of:=CONCATENATE(&quot;{text : &quot;&quot;&quot;;[.C68];&quot;&quot;&quot;, colorHue : &quot;; [.D68];&quot;},&quot;)" office:value-type="string" office:string-value="{text : &quot;Genesys (Config, Routage, Events)&quot;, colorHue : 300}," calcext:value-type="string">
            <text:p>{text : "Genesys (Config, Routage, Events)", colorHue : 300},</text:p>
          </table:table-cell>
          <table:table-cell office:value-type="float" office:value="200" calcext:value-type="float">
            <text:p>200</text:p>
          </table:table-cell>
          <table:table-cell table:formula="of:=CONCATENATE(&quot;{text : &quot;&quot;&quot;;[.C68];&quot;&quot;&quot;, colorHue : &quot;; [.F68];&quot;},&quot;)" office:value-type="string" office:string-value="{text : &quot;Genesys (Config, Routage, Events)&quot;, colorHue : 200}," calcext:value-type="string">
            <text:p>{text : "Genesys (Config, Routage, Events)", colorHue : 200},</text:p>
          </table:table-cell>
          <table:table-cell table:formula="of:=CONCATENATE(&quot;{id : &quot;;[.A68];&quot;, type : &quot;&quot;&quot;;[.B68];&quot;&quot;&quot;, label : &quot;&quot;&quot;;[.C68];&quot;&quot;&quot;, colorHue : &quot;; [.D68];&quot;},&quot;)" office:value-type="string" office:string-value="{id : 76, type : &quot;Progiciels&quot;, label : &quot;Genesys (Config, Routage, Events)&quot;, colorHue : 300}," calcext:value-type="string">
            <text:p>{id : 76, type : "Progiciels", label : "Genesys (Config, Routage, Events)", colorHue : 300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InVision</text:p>
          </table:table-cell>
          <table:table-cell office:value-type="float" office:value="301" calcext:value-type="float">
            <text:p>301</text:p>
          </table:table-cell>
          <table:table-cell table:formula="of:=CONCATENATE(&quot;{text : &quot;&quot;&quot;;[.C69];&quot;&quot;&quot;, colorHue : &quot;; [.D69];&quot;},&quot;)" office:value-type="string" office:string-value="{text : &quot;InVision&quot;, colorHue : 301}," calcext:value-type="string">
            <text:p>{text : "InVision", colorHue : 301},</text:p>
          </table:table-cell>
          <table:table-cell office:value-type="float" office:value="201" calcext:value-type="float">
            <text:p>201</text:p>
          </table:table-cell>
          <table:table-cell table:formula="of:=CONCATENATE(&quot;{text : &quot;&quot;&quot;;[.C69];&quot;&quot;&quot;, colorHue : &quot;; [.F69];&quot;},&quot;)" office:value-type="string" office:string-value="{text : &quot;InVision&quot;, colorHue : 201}," calcext:value-type="string">
            <text:p>{text : "InVision", colorHue : 201},</text:p>
          </table:table-cell>
          <table:table-cell table:formula="of:=CONCATENATE(&quot;{id : &quot;;[.A69];&quot;, type : &quot;&quot;&quot;;[.B69];&quot;&quot;&quot;, label : &quot;&quot;&quot;;[.C69];&quot;&quot;&quot;, colorHue : &quot;; [.D69];&quot;},&quot;)" office:value-type="string" office:string-value="{id : 77, type : &quot;Progiciels&quot;, label : &quot;InVision&quot;, colorHue : 301}," calcext:value-type="string">
            <text:p>{id : 77, type : "Progiciels", label : "InVision", colorHue : 301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rogiciels</text:p>
          </table:table-cell>
          <table:table-cell office:value-type="string" calcext:value-type="string">
            <text:p>BSCS</text:p>
          </table:table-cell>
          <table:table-cell office:value-type="float" office:value="302" calcext:value-type="float">
            <text:p>302</text:p>
          </table:table-cell>
          <table:table-cell table:formula="of:=CONCATENATE(&quot;{text : &quot;&quot;&quot;;[.C70];&quot;&quot;&quot;, colorHue : &quot;; [.D70];&quot;},&quot;)" office:value-type="string" office:string-value="{text : &quot;BSCS&quot;, colorHue : 302}," calcext:value-type="string">
            <text:p>{text : "BSCS", colorHue : 302},</text:p>
          </table:table-cell>
          <table:table-cell office:value-type="float" office:value="202" calcext:value-type="float">
            <text:p>202</text:p>
          </table:table-cell>
          <table:table-cell table:formula="of:=CONCATENATE(&quot;{text : &quot;&quot;&quot;;[.C70];&quot;&quot;&quot;, colorHue : &quot;; [.F70];&quot;},&quot;)" office:value-type="string" office:string-value="{text : &quot;BSCS&quot;, colorHue : 202}," calcext:value-type="string">
            <text:p>{text : "BSCS", colorHue : 202},</text:p>
          </table:table-cell>
          <table:table-cell table:formula="of:=CONCATENATE(&quot;{id : &quot;;[.A70];&quot;, type : &quot;&quot;&quot;;[.B70];&quot;&quot;&quot;, label : &quot;&quot;&quot;;[.C70];&quot;&quot;&quot;, colorHue : &quot;; [.D70];&quot;},&quot;)" office:value-type="string" office:string-value="{id : 78, type : &quot;Progiciels&quot;, label : &quot;BSCS&quot;, colorHue : 302}," calcext:value-type="string">
            <text:p>{id : 78, type : "Progiciels", label : "BSCS", colorHue : 302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Oracle 9i/10g/11gR2</text:p>
          </table:table-cell>
          <table:table-cell office:value-type="float" office:value="320" calcext:value-type="float">
            <text:p>320</text:p>
          </table:table-cell>
          <table:table-cell table:formula="of:=CONCATENATE(&quot;{text : &quot;&quot;&quot;;[.C71];&quot;&quot;&quot;, colorHue : &quot;; [.D71];&quot;},&quot;)" office:value-type="string" office:string-value="{text : &quot;Oracle 9i/10g/11gR2&quot;, colorHue : 320}," calcext:value-type="string">
            <text:p>{text : "Oracle 9i/10g/11gR2", colorHue : 320},</text:p>
          </table:table-cell>
          <table:table-cell office:value-type="float" office:value="220" calcext:value-type="float">
            <text:p>220</text:p>
          </table:table-cell>
          <table:table-cell table:formula="of:=CONCATENATE(&quot;{text : &quot;&quot;&quot;;[.C71];&quot;&quot;&quot;, colorHue : &quot;; [.F71];&quot;},&quot;)" office:value-type="string" office:string-value="{text : &quot;Oracle 9i/10g/11gR2&quot;, colorHue : 220}," calcext:value-type="string">
            <text:p>{text : "Oracle 9i/10g/11gR2", colorHue : 220},</text:p>
          </table:table-cell>
          <table:table-cell table:formula="of:=CONCATENATE(&quot;{id : &quot;;[.A71];&quot;, type : &quot;&quot;&quot;;[.B71];&quot;&quot;&quot;, label : &quot;&quot;&quot;;[.C71];&quot;&quot;&quot;, colorHue : &quot;; [.D71];&quot;},&quot;)" office:value-type="string" office:string-value="{id : 79, type : &quot;Environnement&quot;, label : &quot;Oracle 9i/10g/11gR2&quot;, colorHue : 320}," calcext:value-type="string">
            <text:p>{id : 79, type : "Environnement", label : "Oracle 9i/10g/11gR2", colorHue : 320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MongoDb</text:p>
          </table:table-cell>
          <table:table-cell office:value-type="float" office:value="321" calcext:value-type="float">
            <text:p>321</text:p>
          </table:table-cell>
          <table:table-cell table:formula="of:=CONCATENATE(&quot;{text : &quot;&quot;&quot;;[.C72];&quot;&quot;&quot;, colorHue : &quot;; [.D72];&quot;},&quot;)" office:value-type="string" office:string-value="{text : &quot;MongoDb&quot;, colorHue : 321}," calcext:value-type="string">
            <text:p>{text : "MongoDb", colorHue : 321},</text:p>
          </table:table-cell>
          <table:table-cell office:value-type="float" office:value="221" calcext:value-type="float">
            <text:p>221</text:p>
          </table:table-cell>
          <table:table-cell table:formula="of:=CONCATENATE(&quot;{text : &quot;&quot;&quot;;[.C72];&quot;&quot;&quot;, colorHue : &quot;; [.F72];&quot;},&quot;)" office:value-type="string" office:string-value="{text : &quot;MongoDb&quot;, colorHue : 221}," calcext:value-type="string">
            <text:p>{text : "MongoDb", colorHue : 221},</text:p>
          </table:table-cell>
          <table:table-cell table:formula="of:=CONCATENATE(&quot;{id : &quot;;[.A72];&quot;, type : &quot;&quot;&quot;;[.B72];&quot;&quot;&quot;, label : &quot;&quot;&quot;;[.C72];&quot;&quot;&quot;, colorHue : &quot;; [.D72];&quot;},&quot;)" office:value-type="string" office:string-value="{id : 80, type : &quot;Environnement&quot;, label : &quot;MongoDb&quot;, colorHue : 321}," calcext:value-type="string">
            <text:p>{id : 80, type : "Environnement", label : "MongoDb", colorHue : 321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IIS6</text:p>
          </table:table-cell>
          <table:table-cell office:value-type="float" office:value="322" calcext:value-type="float">
            <text:p>322</text:p>
          </table:table-cell>
          <table:table-cell table:formula="of:=CONCATENATE(&quot;{text : &quot;&quot;&quot;;[.C73];&quot;&quot;&quot;, colorHue : &quot;; [.D73];&quot;},&quot;)" office:value-type="string" office:string-value="{text : &quot;IIS6&quot;, colorHue : 322}," calcext:value-type="string">
            <text:p>{text : "IIS6", colorHue : 322},</text:p>
          </table:table-cell>
          <table:table-cell office:value-type="float" office:value="222" calcext:value-type="float">
            <text:p>222</text:p>
          </table:table-cell>
          <table:table-cell table:formula="of:=CONCATENATE(&quot;{text : &quot;&quot;&quot;;[.C73];&quot;&quot;&quot;, colorHue : &quot;; [.F73];&quot;},&quot;)" office:value-type="string" office:string-value="{text : &quot;IIS6&quot;, colorHue : 222}," calcext:value-type="string">
            <text:p>{text : "IIS6", colorHue : 222},</text:p>
          </table:table-cell>
          <table:table-cell table:formula="of:=CONCATENATE(&quot;{id : &quot;;[.A73];&quot;, type : &quot;&quot;&quot;;[.B73];&quot;&quot;&quot;, label : &quot;&quot;&quot;;[.C73];&quot;&quot;&quot;, colorHue : &quot;; [.D73];&quot;},&quot;)" office:value-type="string" office:string-value="{id : 81, type : &quot;Environnement&quot;, label : &quot;IIS6&quot;, colorHue : 322}," calcext:value-type="string">
            <text:p>{id : 81, type : "Environnement", label : "IIS6", colorHue : 322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IIS7.5</text:p>
          </table:table-cell>
          <table:table-cell office:value-type="float" office:value="323" calcext:value-type="float">
            <text:p>323</text:p>
          </table:table-cell>
          <table:table-cell table:formula="of:=CONCATENATE(&quot;{text : &quot;&quot;&quot;;[.C74];&quot;&quot;&quot;, colorHue : &quot;; [.D74];&quot;},&quot;)" office:value-type="string" office:string-value="{text : &quot;IIS7.5&quot;, colorHue : 323}," calcext:value-type="string">
            <text:p>{text : "IIS7.5", colorHue : 323},</text:p>
          </table:table-cell>
          <table:table-cell office:value-type="float" office:value="223" calcext:value-type="float">
            <text:p>223</text:p>
          </table:table-cell>
          <table:table-cell table:formula="of:=CONCATENATE(&quot;{text : &quot;&quot;&quot;;[.C74];&quot;&quot;&quot;, colorHue : &quot;; [.F74];&quot;},&quot;)" office:value-type="string" office:string-value="{text : &quot;IIS7.5&quot;, colorHue : 223}," calcext:value-type="string">
            <text:p>{text : "IIS7.5", colorHue : 223},</text:p>
          </table:table-cell>
          <table:table-cell table:formula="of:=CONCATENATE(&quot;{id : &quot;;[.A74];&quot;, type : &quot;&quot;&quot;;[.B74];&quot;&quot;&quot;, label : &quot;&quot;&quot;;[.C74];&quot;&quot;&quot;, colorHue : &quot;; [.D74];&quot;},&quot;)" office:value-type="string" office:string-value="{id : 82, type : &quot;Environnement&quot;, label : &quot;IIS7.5&quot;, colorHue : 323}," calcext:value-type="string">
            <text:p>{id : 82, type : "Environnement", label : "IIS7.5", colorHue : 323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ASP.Net</text:p>
          </table:table-cell>
          <table:table-cell office:value-type="float" office:value="324" calcext:value-type="float">
            <text:p>324</text:p>
          </table:table-cell>
          <table:table-cell table:formula="of:=CONCATENATE(&quot;{text : &quot;&quot;&quot;;[.C75];&quot;&quot;&quot;, colorHue : &quot;; [.D75];&quot;},&quot;)" office:value-type="string" office:string-value="{text : &quot;ASP.Net&quot;, colorHue : 324}," calcext:value-type="string">
            <text:p>{text : "ASP.Net", colorHue : 324},</text:p>
          </table:table-cell>
          <table:table-cell office:value-type="float" office:value="224" calcext:value-type="float">
            <text:p>224</text:p>
          </table:table-cell>
          <table:table-cell table:formula="of:=CONCATENATE(&quot;{text : &quot;&quot;&quot;;[.C75];&quot;&quot;&quot;, colorHue : &quot;; [.F75];&quot;},&quot;)" office:value-type="string" office:string-value="{text : &quot;ASP.Net&quot;, colorHue : 224}," calcext:value-type="string">
            <text:p>{text : "ASP.Net", colorHue : 224},</text:p>
          </table:table-cell>
          <table:table-cell table:formula="of:=CONCATENATE(&quot;{id : &quot;;[.A75];&quot;, type : &quot;&quot;&quot;;[.B75];&quot;&quot;&quot;, label : &quot;&quot;&quot;;[.C75];&quot;&quot;&quot;, colorHue : &quot;; [.D75];&quot;},&quot;)" office:value-type="string" office:string-value="{id : 83, type : &quot;Environnement&quot;, label : &quot;ASP.Net&quot;, colorHue : 324}," calcext:value-type="string">
            <text:p>{id : 83, type : "Environnement", label : "ASP.Net", colorHue : 324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NodeJs</text:p>
          </table:table-cell>
          <table:table-cell office:value-type="float" office:value="325" calcext:value-type="float">
            <text:p>325</text:p>
          </table:table-cell>
          <table:table-cell table:formula="of:=CONCATENATE(&quot;{text : &quot;&quot;&quot;;[.C76];&quot;&quot;&quot;, colorHue : &quot;; [.D76];&quot;},&quot;)" office:value-type="string" office:string-value="{text : &quot;NodeJs&quot;, colorHue : 325}," calcext:value-type="string">
            <text:p>{text : "NodeJs", colorHue : 325},</text:p>
          </table:table-cell>
          <table:table-cell office:value-type="float" office:value="225" calcext:value-type="float">
            <text:p>225</text:p>
          </table:table-cell>
          <table:table-cell table:formula="of:=CONCATENATE(&quot;{text : &quot;&quot;&quot;;[.C76];&quot;&quot;&quot;, colorHue : &quot;; [.F76];&quot;},&quot;)" office:value-type="string" office:string-value="{text : &quot;NodeJs&quot;, colorHue : 225}," calcext:value-type="string">
            <text:p>{text : "NodeJs", colorHue : 225},</text:p>
          </table:table-cell>
          <table:table-cell table:formula="of:=CONCATENATE(&quot;{id : &quot;;[.A76];&quot;, type : &quot;&quot;&quot;;[.B76];&quot;&quot;&quot;, label : &quot;&quot;&quot;;[.C76];&quot;&quot;&quot;, colorHue : &quot;; [.D76];&quot;},&quot;)" office:value-type="string" office:string-value="{id : 84, type : &quot;Environnement&quot;, label : &quot;NodeJs&quot;, colorHue : 325}," calcext:value-type="string">
            <text:p>{id : 84, type : "Environnement", label : "NodeJs", colorHue : 325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Grunt</text:p>
          </table:table-cell>
          <table:table-cell office:value-type="float" office:value="326" calcext:value-type="float">
            <text:p>326</text:p>
          </table:table-cell>
          <table:table-cell table:formula="of:=CONCATENATE(&quot;{text : &quot;&quot;&quot;;[.C77];&quot;&quot;&quot;, colorHue : &quot;; [.D77];&quot;},&quot;)" office:value-type="string" office:string-value="{text : &quot;Grunt&quot;, colorHue : 326}," calcext:value-type="string">
            <text:p>{text : "Grunt", colorHue : 326},</text:p>
          </table:table-cell>
          <table:table-cell office:value-type="float" office:value="226" calcext:value-type="float">
            <text:p>226</text:p>
          </table:table-cell>
          <table:table-cell table:formula="of:=CONCATENATE(&quot;{text : &quot;&quot;&quot;;[.C77];&quot;&quot;&quot;, colorHue : &quot;; [.F77];&quot;},&quot;)" office:value-type="string" office:string-value="{text : &quot;Grunt&quot;, colorHue : 226}," calcext:value-type="string">
            <text:p>{text : "Grunt", colorHue : 226},</text:p>
          </table:table-cell>
          <table:table-cell table:formula="of:=CONCATENATE(&quot;{id : &quot;;[.A77];&quot;, type : &quot;&quot;&quot;;[.B77];&quot;&quot;&quot;, label : &quot;&quot;&quot;;[.C77];&quot;&quot;&quot;, colorHue : &quot;; [.D77];&quot;},&quot;)" office:value-type="string" office:string-value="{id : 85, type : &quot;Environnement&quot;, label : &quot;Grunt&quot;, colorHue : 326}," calcext:value-type="string">
            <text:p>{id : 85, type : "Environnement", label : "Grunt", colorHue : 326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Npm</text:p>
          </table:table-cell>
          <table:table-cell office:value-type="float" office:value="327" calcext:value-type="float">
            <text:p>327</text:p>
          </table:table-cell>
          <table:table-cell table:formula="of:=CONCATENATE(&quot;{text : &quot;&quot;&quot;;[.C78];&quot;&quot;&quot;, colorHue : &quot;; [.D78];&quot;},&quot;)" office:value-type="string" office:string-value="{text : &quot;Npm&quot;, colorHue : 327}," calcext:value-type="string">
            <text:p>{text : "Npm", colorHue : 327},</text:p>
          </table:table-cell>
          <table:table-cell office:value-type="float" office:value="227" calcext:value-type="float">
            <text:p>227</text:p>
          </table:table-cell>
          <table:table-cell table:formula="of:=CONCATENATE(&quot;{text : &quot;&quot;&quot;;[.C78];&quot;&quot;&quot;, colorHue : &quot;; [.F78];&quot;},&quot;)" office:value-type="string" office:string-value="{text : &quot;Npm&quot;, colorHue : 227}," calcext:value-type="string">
            <text:p>{text : "Npm", colorHue : 227},</text:p>
          </table:table-cell>
          <table:table-cell table:formula="of:=CONCATENATE(&quot;{id : &quot;;[.A78];&quot;, type : &quot;&quot;&quot;;[.B78];&quot;&quot;&quot;, label : &quot;&quot;&quot;;[.C78];&quot;&quot;&quot;, colorHue : &quot;; [.D78];&quot;},&quot;)" office:value-type="string" office:string-value="{id : 86, type : &quot;Environnement&quot;, label : &quot;Npm&quot;, colorHue : 327}," calcext:value-type="string">
            <text:p>{id : 86, type : "Environnement", label : "Npm", colorHue : 327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Karma</text:p>
          </table:table-cell>
          <table:table-cell office:value-type="float" office:value="328" calcext:value-type="float">
            <text:p>328</text:p>
          </table:table-cell>
          <table:table-cell table:formula="of:=CONCATENATE(&quot;{text : &quot;&quot;&quot;;[.C79];&quot;&quot;&quot;, colorHue : &quot;; [.D79];&quot;},&quot;)" office:value-type="string" office:string-value="{text : &quot;Karma&quot;, colorHue : 328}," calcext:value-type="string">
            <text:p>{text : "Karma", colorHue : 328},</text:p>
          </table:table-cell>
          <table:table-cell office:value-type="float" office:value="228" calcext:value-type="float">
            <text:p>228</text:p>
          </table:table-cell>
          <table:table-cell table:formula="of:=CONCATENATE(&quot;{text : &quot;&quot;&quot;;[.C79];&quot;&quot;&quot;, colorHue : &quot;; [.F79];&quot;},&quot;)" office:value-type="string" office:string-value="{text : &quot;Karma&quot;, colorHue : 228}," calcext:value-type="string">
            <text:p>{text : "Karma", colorHue : 228},</text:p>
          </table:table-cell>
          <table:table-cell table:formula="of:=CONCATENATE(&quot;{id : &quot;;[.A79];&quot;, type : &quot;&quot;&quot;;[.B79];&quot;&quot;&quot;, label : &quot;&quot;&quot;;[.C79];&quot;&quot;&quot;, colorHue : &quot;; [.D79];&quot;},&quot;)" office:value-type="string" office:string-value="{id : 87, type : &quot;Environnement&quot;, label : &quot;Karma&quot;, colorHue : 328}," calcext:value-type="string">
            <text:p>{id : 87, type : "Environnement", label : "Karma", colorHue : 328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Français</text:p>
          </table:table-cell>
          <table:table-cell office:value-type="float" office:value="340" calcext:value-type="float">
            <text:p>340</text:p>
          </table:table-cell>
          <table:table-cell table:formula="of:=CONCATENATE(&quot;{text : &quot;&quot;&quot;;[.C80];&quot;&quot;&quot;, colorHue : &quot;; [.D80];&quot;},&quot;)" office:value-type="string" office:string-value="{text : &quot;Français&quot;, colorHue : 340}," calcext:value-type="string">
            <text:p>{text : "Français", colorHue : 340},</text:p>
          </table:table-cell>
          <table:table-cell office:value-type="float" office:value="240" calcext:value-type="float">
            <text:p>240</text:p>
          </table:table-cell>
          <table:table-cell table:formula="of:=CONCATENATE(&quot;{text : &quot;&quot;&quot;;[.C80];&quot;&quot;&quot;, colorHue : &quot;; [.F80];&quot;},&quot;)" office:value-type="string" office:string-value="{text : &quot;Français&quot;, colorHue : 240}," calcext:value-type="string">
            <text:p>{text : "Français", colorHue : 240},</text:p>
          </table:table-cell>
          <table:table-cell table:formula="of:=CONCATENATE(&quot;{id : &quot;;[.A80];&quot;, type : &quot;&quot;&quot;;[.B80];&quot;&quot;&quot;, label : &quot;&quot;&quot;;[.C80];&quot;&quot;&quot;, colorHue : &quot;; [.D80];&quot;},&quot;)" office:value-type="string" office:string-value="{id : 88, type : &quot;Langues&quot;, label : &quot;Français&quot;, colorHue : 340}," calcext:value-type="string">
            <text:p>{id : 88, type : "Langues", label : "Français", colorHue : 340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341" calcext:value-type="float">
            <text:p>341</text:p>
          </table:table-cell>
          <table:table-cell table:formula="of:=CONCATENATE(&quot;{text : &quot;&quot;&quot;;[.C81];&quot;&quot;&quot;, colorHue : &quot;; [.D81];&quot;},&quot;)" office:value-type="string" office:string-value="{text : &quot;Anglais&quot;, colorHue : 341}," calcext:value-type="string">
            <text:p>{text : "Anglais", colorHue : 341},</text:p>
          </table:table-cell>
          <table:table-cell office:value-type="float" office:value="241" calcext:value-type="float">
            <text:p>241</text:p>
          </table:table-cell>
          <table:table-cell table:formula="of:=CONCATENATE(&quot;{text : &quot;&quot;&quot;;[.C81];&quot;&quot;&quot;, colorHue : &quot;; [.F81];&quot;},&quot;)" office:value-type="string" office:string-value="{text : &quot;Anglais&quot;, colorHue : 241}," calcext:value-type="string">
            <text:p>{text : "Anglais", colorHue : 241},</text:p>
          </table:table-cell>
          <table:table-cell table:formula="of:=CONCATENATE(&quot;{id : &quot;;[.A81];&quot;, type : &quot;&quot;&quot;;[.B81];&quot;&quot;&quot;, label : &quot;&quot;&quot;;[.C81];&quot;&quot;&quot;, colorHue : &quot;; [.D81];&quot;},&quot;)" office:value-type="string" office:string-value="{id : 89, type : &quot;Langues&quot;, label : &quot;Anglais&quot;, colorHue : 341}," calcext:value-type="string">
            <text:p>{id : 89, type : "Langues", label : "Anglais", colorHue : 341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angues</text:p>
          </table:table-cell>
          <table:table-cell office:value-type="string" calcext:value-type="string">
            <text:p>Espagnol</text:p>
          </table:table-cell>
          <table:table-cell office:value-type="float" office:value="342" calcext:value-type="float">
            <text:p>342</text:p>
          </table:table-cell>
          <table:table-cell table:formula="of:=CONCATENATE(&quot;{text : &quot;&quot;&quot;;[.C82];&quot;&quot;&quot;, colorHue : &quot;; [.D82];&quot;},&quot;)" office:value-type="string" office:string-value="{text : &quot;Espagnol&quot;, colorHue : 342}," calcext:value-type="string">
            <text:p>{text : "Espagnol", colorHue : 342},</text:p>
          </table:table-cell>
          <table:table-cell office:value-type="float" office:value="242" calcext:value-type="float">
            <text:p>242</text:p>
          </table:table-cell>
          <table:table-cell table:formula="of:=CONCATENATE(&quot;{text : &quot;&quot;&quot;;[.C82];&quot;&quot;&quot;, colorHue : &quot;; [.F82];&quot;},&quot;)" office:value-type="string" office:string-value="{text : &quot;Espagnol&quot;, colorHue : 242}," calcext:value-type="string">
            <text:p>{text : "Espagnol", colorHue : 242},</text:p>
          </table:table-cell>
          <table:table-cell table:formula="of:=CONCATENATE(&quot;{id : &quot;;[.A82];&quot;, type : &quot;&quot;&quot;;[.B82];&quot;&quot;&quot;, label : &quot;&quot;&quot;;[.C82];&quot;&quot;&quot;, colorHue : &quot;; [.D82];&quot;},&quot;)" office:value-type="string" office:string-value="{id : 90, type : &quot;Langues&quot;, label : &quot;Espagnol&quot;, colorHue : 342}," calcext:value-type="string">
            <text:p>{id : 90, type : "Langues", label : "Espagnol", colorHue : 342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Implication</text:p>
          </table:table-cell>
          <table:table-cell office:value-type="float" office:value="350" calcext:value-type="float">
            <text:p>350</text:p>
          </table:table-cell>
          <table:table-cell table:formula="of:=CONCATENATE(&quot;{text : &quot;&quot;&quot;;[.C83];&quot;&quot;&quot;, colorHue : &quot;; [.D83];&quot;},&quot;)" office:value-type="string" office:string-value="{text : &quot;Implication&quot;, colorHue : 350}," calcext:value-type="string">
            <text:p>{text : "Implication", colorHue : 350},</text:p>
          </table:table-cell>
          <table:table-cell office:value-type="float" office:value="260" calcext:value-type="float">
            <text:p>260</text:p>
          </table:table-cell>
          <table:table-cell table:formula="of:=CONCATENATE(&quot;{text : &quot;&quot;&quot;;[.C83];&quot;&quot;&quot;, colorHue : &quot;; [.F83];&quot;},&quot;)" office:value-type="string" office:string-value="{text : &quot;Implication&quot;, colorHue : 260}," calcext:value-type="string">
            <text:p>{text : "Implication", colorHue : 260},</text:p>
          </table:table-cell>
          <table:table-cell table:formula="of:=CONCATENATE(&quot;{id : &quot;;[.A83];&quot;, type : &quot;&quot;&quot;;[.B83];&quot;&quot;&quot;, label : &quot;&quot;&quot;;[.C83];&quot;&quot;&quot;, colorHue : &quot;; [.D83];&quot;},&quot;)" office:value-type="string" office:string-value="{id : 91, type : &quot;Qualité&quot;, label : &quot;Implication&quot;, colorHue : 350}," calcext:value-type="string">
            <text:p>{id : 91, type : "Qualité", label : "Implication", colorHue : 350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Rigueur</text:p>
          </table:table-cell>
          <table:table-cell office:value-type="float" office:value="351" calcext:value-type="float">
            <text:p>351</text:p>
          </table:table-cell>
          <table:table-cell table:formula="of:=CONCATENATE(&quot;{text : &quot;&quot;&quot;;[.C84];&quot;&quot;&quot;, colorHue : &quot;; [.D84];&quot;},&quot;)" office:value-type="string" office:string-value="{text : &quot;Rigueur&quot;, colorHue : 351}," calcext:value-type="string">
            <text:p>{text : "Rigueur", colorHue : 351},</text:p>
          </table:table-cell>
          <table:table-cell office:value-type="float" office:value="261" calcext:value-type="float">
            <text:p>261</text:p>
          </table:table-cell>
          <table:table-cell table:formula="of:=CONCATENATE(&quot;{text : &quot;&quot;&quot;;[.C84];&quot;&quot;&quot;, colorHue : &quot;; [.F84];&quot;},&quot;)" office:value-type="string" office:string-value="{text : &quot;Rigueur&quot;, colorHue : 261}," calcext:value-type="string">
            <text:p>{text : "Rigueur", colorHue : 261},</text:p>
          </table:table-cell>
          <table:table-cell table:formula="of:=CONCATENATE(&quot;{id : &quot;;[.A84];&quot;, type : &quot;&quot;&quot;;[.B84];&quot;&quot;&quot;, label : &quot;&quot;&quot;;[.C84];&quot;&quot;&quot;, colorHue : &quot;; [.D84];&quot;},&quot;)" office:value-type="string" office:string-value="{id : 92, type : &quot;Qualité&quot;, label : &quot;Rigueur&quot;, colorHue : 351}," calcext:value-type="string">
            <text:p>{id : 92, type : "Qualité", label : "Rigueur", colorHue : 351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écoute active</text:p>
          </table:table-cell>
          <table:table-cell office:value-type="float" office:value="352" calcext:value-type="float">
            <text:p>352</text:p>
          </table:table-cell>
          <table:table-cell table:formula="of:=CONCATENATE(&quot;{text : &quot;&quot;&quot;;[.C85];&quot;&quot;&quot;, colorHue : &quot;; [.D85];&quot;},&quot;)" office:value-type="string" office:string-value="{text : &quot;écoute active&quot;, colorHue : 352}," calcext:value-type="string">
            <text:p>{text : "écoute active", colorHue : 352},</text:p>
          </table:table-cell>
          <table:table-cell office:value-type="float" office:value="262" calcext:value-type="float">
            <text:p>262</text:p>
          </table:table-cell>
          <table:table-cell table:formula="of:=CONCATENATE(&quot;{text : &quot;&quot;&quot;;[.C85];&quot;&quot;&quot;, colorHue : &quot;; [.F85];&quot;},&quot;)" office:value-type="string" office:string-value="{text : &quot;écoute active&quot;, colorHue : 262}," calcext:value-type="string">
            <text:p>{text : "écoute active", colorHue : 262},</text:p>
          </table:table-cell>
          <table:table-cell table:formula="of:=CONCATENATE(&quot;{id : &quot;;[.A85];&quot;, type : &quot;&quot;&quot;;[.B85];&quot;&quot;&quot;, label : &quot;&quot;&quot;;[.C85];&quot;&quot;&quot;, colorHue : &quot;; [.D85];&quot;},&quot;)" office:value-type="string" office:string-value="{id : 93, type : &quot;Qualité&quot;, label : &quot;écoute active&quot;, colorHue : 352}," calcext:value-type="string">
            <text:p>{id : 93, type : "Qualité", label : "écoute active", colorHue : 352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pugnacité</text:p>
          </table:table-cell>
          <table:table-cell office:value-type="float" office:value="353" calcext:value-type="float">
            <text:p>353</text:p>
          </table:table-cell>
          <table:table-cell table:formula="of:=CONCATENATE(&quot;{text : &quot;&quot;&quot;;[.C86];&quot;&quot;&quot;, colorHue : &quot;; [.D86];&quot;},&quot;)" office:value-type="string" office:string-value="{text : &quot;pugnacité&quot;, colorHue : 353}," calcext:value-type="string">
            <text:p>{text : "pugnacité", colorHue : 353},</text:p>
          </table:table-cell>
          <table:table-cell office:value-type="float" office:value="263" calcext:value-type="float">
            <text:p>263</text:p>
          </table:table-cell>
          <table:table-cell table:formula="of:=CONCATENATE(&quot;{text : &quot;&quot;&quot;;[.C86];&quot;&quot;&quot;, colorHue : &quot;; [.F86];&quot;},&quot;)" office:value-type="string" office:string-value="{text : &quot;pugnacité&quot;, colorHue : 263}," calcext:value-type="string">
            <text:p>{text : "pugnacité", colorHue : 263},</text:p>
          </table:table-cell>
          <table:table-cell table:formula="of:=CONCATENATE(&quot;{id : &quot;;[.A86];&quot;, type : &quot;&quot;&quot;;[.B86];&quot;&quot;&quot;, label : &quot;&quot;&quot;;[.C86];&quot;&quot;&quot;, colorHue : &quot;; [.D86];&quot;},&quot;)" office:value-type="string" office:string-value="{id : 94, type : &quot;Qualité&quot;, label : &quot;pugnacité&quot;, colorHue : 353}," calcext:value-type="string">
            <text:p>{id : 94, type : "Qualité", label : "pugnacité", colorHue : 353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capacité d'analyse</text:p>
          </table:table-cell>
          <table:table-cell office:value-type="float" office:value="354" calcext:value-type="float">
            <text:p>354</text:p>
          </table:table-cell>
          <table:table-cell table:formula="of:=CONCATENATE(&quot;{text : &quot;&quot;&quot;;[.C87];&quot;&quot;&quot;, colorHue : &quot;; [.D87];&quot;},&quot;)" office:value-type="string" office:string-value="{text : &quot;capacité d'analyse&quot;, colorHue : 354}," calcext:value-type="string">
            <text:p>{text : "capacité d'analyse", colorHue : 354},</text:p>
          </table:table-cell>
          <table:table-cell office:value-type="float" office:value="264" calcext:value-type="float">
            <text:p>264</text:p>
          </table:table-cell>
          <table:table-cell table:formula="of:=CONCATENATE(&quot;{text : &quot;&quot;&quot;;[.C87];&quot;&quot;&quot;, colorHue : &quot;; [.F87];&quot;},&quot;)" office:value-type="string" office:string-value="{text : &quot;capacité d'analyse&quot;, colorHue : 264}," calcext:value-type="string">
            <text:p>{text : "capacité d'analyse", colorHue : 264},</text:p>
          </table:table-cell>
          <table:table-cell table:formula="of:=CONCATENATE(&quot;{id : &quot;;[.A87];&quot;, type : &quot;&quot;&quot;;[.B87];&quot;&quot;&quot;, label : &quot;&quot;&quot;;[.C87];&quot;&quot;&quot;, colorHue : &quot;; [.D87];&quot;},&quot;)" office:value-type="string" office:string-value="{id : 95, type : &quot;Qualité&quot;, label : &quot;capacité d'analyse&quot;, colorHue : 354}," calcext:value-type="string">
            <text:p>{id : 95, type : "Qualité", label : "capacité d'analyse", colorHue : 354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réactivité</text:p>
          </table:table-cell>
          <table:table-cell office:value-type="float" office:value="355" calcext:value-type="float">
            <text:p>355</text:p>
          </table:table-cell>
          <table:table-cell table:formula="of:=CONCATENATE(&quot;{text : &quot;&quot;&quot;;[.C88];&quot;&quot;&quot;, colorHue : &quot;; [.D88];&quot;},&quot;)" office:value-type="string" office:string-value="{text : &quot;réactivité&quot;, colorHue : 355}," calcext:value-type="string">
            <text:p>{text : "réactivité", colorHue : 355},</text:p>
          </table:table-cell>
          <table:table-cell office:value-type="float" office:value="265" calcext:value-type="float">
            <text:p>265</text:p>
          </table:table-cell>
          <table:table-cell table:formula="of:=CONCATENATE(&quot;{text : &quot;&quot;&quot;;[.C88];&quot;&quot;&quot;, colorHue : &quot;; [.F88];&quot;},&quot;)" office:value-type="string" office:string-value="{text : &quot;réactivité&quot;, colorHue : 265}," calcext:value-type="string">
            <text:p>{text : "réactivité", colorHue : 265},</text:p>
          </table:table-cell>
          <table:table-cell table:formula="of:=CONCATENATE(&quot;{id : &quot;;[.A88];&quot;, type : &quot;&quot;&quot;;[.B88];&quot;&quot;&quot;, label : &quot;&quot;&quot;;[.C88];&quot;&quot;&quot;, colorHue : &quot;; [.D88];&quot;},&quot;)" office:value-type="string" office:string-value="{id : 96, type : &quot;Qualité&quot;, label : &quot;réactivité&quot;, colorHue : 355}," calcext:value-type="string">
            <text:p>{id : 96, type : "Qualité", label : "réactivité", colorHue : 355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ouverture d'esprit</text:p>
          </table:table-cell>
          <table:table-cell office:value-type="float" office:value="356" calcext:value-type="float">
            <text:p>356</text:p>
          </table:table-cell>
          <table:table-cell table:formula="of:=CONCATENATE(&quot;{text : &quot;&quot;&quot;;[.C89];&quot;&quot;&quot;, colorHue : &quot;; [.D89];&quot;},&quot;)" office:value-type="string" office:string-value="{text : &quot;ouverture d'esprit&quot;, colorHue : 356}," calcext:value-type="string">
            <text:p>{text : "ouverture d'esprit", colorHue : 356},</text:p>
          </table:table-cell>
          <table:table-cell office:value-type="float" office:value="266" calcext:value-type="float">
            <text:p>266</text:p>
          </table:table-cell>
          <table:table-cell table:formula="of:=CONCATENATE(&quot;{text : &quot;&quot;&quot;;[.C89];&quot;&quot;&quot;, colorHue : &quot;; [.F89];&quot;},&quot;)" office:value-type="string" office:string-value="{text : &quot;ouverture d'esprit&quot;, colorHue : 266}," calcext:value-type="string">
            <text:p>{text : "ouverture d'esprit", colorHue : 266},</text:p>
          </table:table-cell>
          <table:table-cell table:formula="of:=CONCATENATE(&quot;{id : &quot;;[.A89];&quot;, type : &quot;&quot;&quot;;[.B89];&quot;&quot;&quot;, label : &quot;&quot;&quot;;[.C89];&quot;&quot;&quot;, colorHue : &quot;; [.D89];&quot;},&quot;)" office:value-type="string" office:string-value="{id : 97, type : &quot;Qualité&quot;, label : &quot;ouverture d'esprit&quot;, colorHue : 356}," calcext:value-type="string">
            <text:p>{id : 97, type : "Qualité", label : "ouverture d'esprit", colorHue : 356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Qualité</text:p>
          </table:table-cell>
          <table:table-cell office:value-type="string" calcext:value-type="string">
            <text:p>empathie</text:p>
          </table:table-cell>
          <table:table-cell office:value-type="float" office:value="357" calcext:value-type="float">
            <text:p>357</text:p>
          </table:table-cell>
          <table:table-cell table:formula="of:=CONCATENATE(&quot;{text : &quot;&quot;&quot;;[.C90];&quot;&quot;&quot;, colorHue : &quot;; [.D90];&quot;},&quot;)" office:value-type="string" office:string-value="{text : &quot;empathie&quot;, colorHue : 357}," calcext:value-type="string">
            <text:p>{text : "empathie", colorHue : 357},</text:p>
          </table:table-cell>
          <table:table-cell office:value-type="float" office:value="267" calcext:value-type="float">
            <text:p>267</text:p>
          </table:table-cell>
          <table:table-cell table:formula="of:=CONCATENATE(&quot;{text : &quot;&quot;&quot;;[.C90];&quot;&quot;&quot;, colorHue : &quot;; [.F90];&quot;},&quot;)" office:value-type="string" office:string-value="{text : &quot;empathie&quot;, colorHue : 267}," calcext:value-type="string">
            <text:p>{text : "empathie", colorHue : 267},</text:p>
          </table:table-cell>
          <table:table-cell table:formula="of:=CONCATENATE(&quot;{id : &quot;;[.A90];&quot;, type : &quot;&quot;&quot;;[.B90];&quot;&quot;&quot;, label : &quot;&quot;&quot;;[.C90];&quot;&quot;&quot;, colorHue : &quot;; [.D90];&quot;},&quot;)" office:value-type="string" office:string-value="{id : 98, type : &quot;Qualité&quot;, label : &quot;empathie&quot;, colorHue : 357}," calcext:value-type="string">
            <text:p>{id : 98, type : "Qualité", label : "empathie", colorHue : 357},</text:p>
          </table:table-cell>
        </table:table-row>
      </table:table>
      <table:named-expressions/>
      <table:database-ranges>
        <table:database-range table:name="__Anonymous_Sheet_DB__1" table:target-range-address="Dépendances.B1:Dépendances.B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 style:data-style-name="N2" text:time-value="11:05:46.265844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5-04-15T19:23:52.150921921</meta:creation-date>
    <meta:generator>LibreOffice/4.2.8.2$Linux_x86 LibreOffice_project/420m0$Build-2</meta:generator>
    <dc:date>2015-06-13T12:14:40.045019698</dc:date>
    <dc:creator>Guillaume </dc:creator>
    <meta:editing-duration>PT29M49S</meta:editing-duration>
    <meta:editing-cycles>18</meta:editing-cycles>
    <meta:document-statistic meta:table-count="3" meta:cell-count="9292" meta:object-count="0"/>
  </office:meta>
</office:document-meta>
</file>